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family-generic="system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note">
      <style:text-properties officeooo:rsid="001eb9ef" officeooo:paragraph-rsid="001eb9ef"/>
    </style:style>
    <style:style style:name="P2" style:family="paragraph" style:parent-style-name="Footnote">
      <style:text-properties officeooo:rsid="001f45c4" officeooo:paragraph-rsid="001f45c4"/>
    </style:style>
    <style:style style:name="P3" style:family="paragraph" style:parent-style-name="Footnote">
      <style:text-properties fo:language="cs" fo:country="CZ" officeooo:rsid="001f57ae" officeooo:paragraph-rsid="001f57ae"/>
    </style:style>
    <style:style style:name="P4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5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6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7" style:family="paragraph" style:parent-style-name="Menologium_20_-_20_Datum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8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9" style:family="paragraph" style:parent-style-name="Menologium_20_-_20_textus">
      <style:text-properties fo:language="cs" fo:country="CZ"/>
    </style:style>
    <style:style style:name="P10" style:family="paragraph" style:parent-style-name="Datum">
      <style:text-properties fo:language="cs" fo:country="CZ"/>
    </style:style>
    <style:style style:name="P11" style:family="paragraph" style:parent-style-name="Menologium_20_-_20_fundationes">
      <style:text-properties fo:language="cs" fo:country="CZ"/>
    </style:style>
    <style:style style:name="P12" style:family="paragraph" style:parent-style-name="Menologium_20_-_20_textus">
      <style:paragraph-properties style:writing-mode="lr-tb"/>
    </style:style>
    <style:style style:name="P13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fo:hyphenate="true" fo:hyphenation-remain-char-count="2" fo:hyphenation-push-char-count="2" loext:hyphenation-no-caps="false"/>
    </style:style>
    <style:style style:name="P15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officeooo:paragraph-rsid="00309aa6" fo:hyphenate="true" fo:hyphenation-remain-char-count="2" fo:hyphenation-push-char-count="2" loext:hyphenation-no-caps="false"/>
    </style:style>
    <style:style style:name="P16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la" fo:country="V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/>
      <style:text-properties style:font-name="Bookman BT S.O.Cist." fo:language="la" fo:country="VA"/>
    </style:style>
    <style:style style:name="P18" style:family="paragraph" style:parent-style-name="Standard">
      <style:paragraph-properties fo:text-align="center" style:justify-single-word="false"/>
      <style:text-properties style:font-name="Bookman BT S.O.Cist." fo:font-size="20pt" fo:language="la" fo:country="VA" style:font-size-asian="20pt"/>
    </style:style>
    <style:style style:name="P19" style:family="paragraph" style:parent-style-name="Standard">
      <style:paragraph-properties fo:text-align="center" style:justify-single-word="false"/>
      <style:text-properties style:font-name="Bookman BT S.O.Cist." fo:font-size="8pt" style:font-size-asian="8pt"/>
    </style:style>
    <style:style style:name="P20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/>
    </style:style>
    <style:style style:name="P21" style:family="paragraph" style:parent-style-name="Standard">
      <style:paragraph-properties fo:text-align="center" style:justify-single-word="false"/>
      <style:text-properties style:font-name="Bookman BT S.O.Cist.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Bookman BT S.O.Cist." fo:font-size="11pt" style:font-size-asian="11pt" style:font-size-complex="11pt"/>
    </style:style>
    <style:style style:name="P23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center" style:justify-single-word="false"/>
      <style:text-properties style:font-name="Bookman BT S.O.Cist." fo:font-size="11pt" fo:language="la" fo:country="VA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style:font-name="Bookman BT S.O.Cist." fo:font-size="30pt" fo:language="la" fo:country="VA" style:font-size-asian="30pt"/>
    </style:style>
    <style:style style:name="P26" style:family="paragraph" style:parent-style-name="Standard">
      <style:paragraph-properties fo:text-align="center" style:justify-single-word="false"/>
      <style:text-properties style:font-name="Bookman BT S.O.Cist." fo:font-size="22pt" fo:language="la" fo:country="VA" style:font-size-asian="22pt"/>
    </style:style>
    <style:style style:name="P27" style:family="paragraph" style:parent-style-name="Standard">
      <style:paragraph-properties fo:text-align="center" style:justify-single-word="false"/>
      <style:text-properties style:font-name="Bookman BT S.O.Cist." fo:font-size="10pt" fo:language="la" fo:country="VA" style:font-size-asian="10pt"/>
    </style:style>
    <style:style style:name="P28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etter-spacing="0.0138in" fo:language="it" fo:country="IT" style:font-size-asian="13pt" style:font-size-complex="11pt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:onum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P31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32" style:family="paragraph" style:parent-style-name="Standard">
      <style:paragraph-properties fo:text-align="justify" style:justify-single-word="false"/>
      <style:text-properties style:font-name="Linux Libertine S.O.Cist." fo:font-size="11pt" fo:language="it" fo:country="IT" style:font-size-asian="11pt" style:font-size-complex="11pt"/>
    </style:style>
    <style:style style:name="P33" style:family="paragraph" style:parent-style-name="Standard">
      <style:paragraph-properties fo:margin-left="0in" fo:margin-right="0in" fo:text-align="justify" style:justify-single-word="false" fo:text-indent="0.1252in" style:auto-text-indent="false"/>
      <style:text-properties style:font-name="Linux Libertine S.O.Cist." fo:font-size="11pt" fo:language="cs" fo:country="CZ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Linux Libertine S.O.Cist." fo:font-size="11pt" fo:language="cs" fo:country="CZ" style:font-size-asian="11pt" style:font-size-complex="11pt"/>
    </style:style>
    <style:style style:name="P35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" fo:font-size="11pt" fo:language="cs" fo:country="CZ" style:font-size-asian="11pt" style:font-size-complex="11pt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text-align="justify" style:justify-single-word="false"/>
      <style:text-properties style:font-name="Linux Libertine S.O.Cist." fo:font-size="11pt" fo:language="cs" fo:country="CZ" style:font-size-asian="11pt" style:language-asian="zh" style:country-asian="CN" style:font-size-complex="11pt" style:language-complex="hi" style:country-complex="IN"/>
    </style:style>
    <style:style style:name="P37" style:family="paragraph" style:parent-style-name="Standard">
      <style:paragraph-properties fo:text-align="justify" style:justify-single-word="false"/>
      <style:text-properties style:font-name="Linux Libertine S.O.Cist." fo:font-size="11pt" style:font-size-asian="11pt" style:font-size-complex="11pt"/>
    </style:style>
    <style:style style:name="P38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39" style:family="paragraph" style:parent-style-name="Footnote">
      <style:text-properties style:font-name="Linux Libertine S.O.Cist." fo:language="cs" fo:country="CZ" style:font-name-complex="Linux Libertine S.O.Cist.1"/>
    </style:style>
    <style:style style:name="P40" style:family="paragraph" style:parent-style-name="Footnote">
      <style:text-properties style:font-name="Linux Libertine S.O.Cist." fo:font-style="italic" style:font-style-asian="italic" style:font-style-complex="italic"/>
    </style:style>
    <style:style style:name="P41" style:family="paragraph" style:parent-style-name="Standard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" fo:font-size="10pt" fo:language="cs" fo:country="CZ" style:font-size-asian="10pt" style:font-size-complex="10pt"/>
    </style:style>
    <style:style style:name="P42" style:family="paragraph" style:parent-style-name="Footnote">
      <style:text-properties fo:background-color="#ffff00"/>
    </style:style>
    <style:style style:name="P43" style:family="paragraph" style:parent-style-name="Footnote">
      <style:text-properties officeooo:rsid="00236dd1" officeooo:paragraph-rsid="00236dd1"/>
    </style:style>
    <style:style style:name="P44" style:family="paragraph" style:parent-style-name="Footnote">
      <style:text-properties officeooo:rsid="00294ddc" officeooo:paragraph-rsid="00294ddc"/>
    </style:style>
    <style:style style:name="P45" style:family="paragraph" style:parent-style-name="Footnote">
      <style:text-properties officeooo:rsid="002bade3" officeooo:paragraph-rsid="002bade3"/>
    </style:style>
    <style:style style:name="P46" style:family="paragraph" style:parent-style-name="Footnote">
      <style:text-properties officeooo:paragraph-rsid="002d5d28"/>
    </style:style>
    <style:style style:name="P47" style:family="paragraph" style:parent-style-name="Footnote">
      <style:text-properties officeooo:rsid="002f100e" officeooo:paragraph-rsid="002f100e"/>
    </style:style>
    <style:style style:name="P48" style:family="paragraph" style:parent-style-name="Footnote">
      <style:text-properties officeooo:rsid="002fc825" officeooo:paragraph-rsid="002fc825"/>
    </style:style>
    <style:style style:name="P49" style:family="paragraph" style:parent-style-name="Footnote">
      <style:text-properties officeooo:rsid="00315b3c" officeooo:paragraph-rsid="00315b3c"/>
    </style:style>
    <style:style style:name="P50" style:family="paragraph" style:parent-style-name="Menologium_20_-_20_textus">
      <style:text-properties officeooo:paragraph-rsid="00239fa9"/>
    </style:style>
    <style:style style:name="P51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4b9b0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2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5611a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53" style:family="paragraph" style:parent-style-name="Footnote">
      <style:text-properties fo:font-style="italic" officeooo:rsid="00465410" officeooo:paragraph-rsid="00465410" style:font-style-asian="italic" style:font-style-complex="italic"/>
    </style:style>
    <style:style style:name="P54" style:family="paragraph" style:parent-style-name="Footnote">
      <style:text-properties officeooo:rsid="00486fab" officeooo:paragraph-rsid="00486fab"/>
    </style:style>
    <style:style style:name="P55" style:family="paragraph" style:parent-style-name="Footnote">
      <style:text-properties officeooo:rsid="0049b045" officeooo:paragraph-rsid="004ad105"/>
    </style:style>
    <style:style style:name="P56" style:family="paragraph" style:parent-style-name="Footnote">
      <style:text-properties officeooo:rsid="004d138f" officeooo:paragraph-rsid="004d138f"/>
    </style:style>
    <style:style style:name="P57" style:family="paragraph" style:parent-style-name="Footnote">
      <style:text-properties officeooo:rsid="004f7a48" officeooo:paragraph-rsid="004f7a48"/>
    </style:style>
    <style:style style:name="P58" style:family="paragraph" style:parent-style-name="Footnote">
      <style:text-properties officeooo:rsid="005611a3" officeooo:paragraph-rsid="005611a3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/>
    </style:style>
    <style:style style:name="T3" style:family="text">
      <style:text-properties fo:language="la" fo:country="VA" style:language-asian="zh" style:country-asian="CN" style:language-complex="hi" style:country-complex="IN"/>
    </style:style>
    <style:style style:name="T4" style:family="text">
      <style:text-properties fo:language="la" fo:country="VA" fo:font-style="italic" style:font-style-asian="italic" style:font-name-complex="Linux Libertine S.O.Cist.1" style:font-style-complex="italic"/>
    </style:style>
    <style:style style:name="T5" style:family="text">
      <style:text-properties fo:language="la" fo:country="VA" fo:font-style="italic" style:font-style-asian="italic" style:font-style-complex="italic"/>
    </style:style>
    <style:style style:name="T6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7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8" style:family="text">
      <style:text-properties fo:language="la" fo:country="VA" fo:font-style="normal" style:font-style-asian="normal" style:font-style-complex="normal"/>
    </style:style>
    <style:style style:name="T9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10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11" style:family="text">
      <style:text-properties style:font-name="Bookman BT S.O.Cist.:onum" fo:font-size="10pt" fo:language="la" fo:country="VA" style:font-size-asian="10pt"/>
    </style:style>
    <style:style style:name="T12" style:family="text">
      <style:text-properties style:font-name="Linux Libertine S.O.Cist." fo:font-size="11pt" fo:language="cs" fo:country="CZ" style:font-size-asian="11pt" style:font-size-complex="11pt"/>
    </style:style>
    <style:style style:name="T13" style:family="text">
      <style:text-properties style:font-name="Linux Libertine S.O.Cist." fo:font-size="11pt" fo:language="cs" fo:country="CZ" fo:font-style="italic" style:font-size-asian="11pt" style:font-style-asian="italic" style:font-size-complex="11pt" style:font-style-complex="italic"/>
    </style:style>
    <style:style style:name="T14" style:family="text">
      <style:text-properties style:font-name="Linux Libertine S.O.Cist." fo:font-size="11pt" fo:language="it" fo:country="IT" style:font-size-asian="11pt" style:font-size-complex="11pt"/>
    </style:style>
    <style:style style:name="T15" style:family="text">
      <style:text-properties style:font-name="Linux Libertine S.O.Cist." fo:font-size="11pt" fo:language="la" fo:country="VA" style:font-size-asian="11pt" style:language-asian="zh" style:country-asian="CN" style:font-size-complex="11pt" style:language-complex="hi" style:country-complex="IN"/>
    </style:style>
    <style:style style:name="T16" style:family="text">
      <style:text-properties fo:language="cs" fo:country="CZ"/>
    </style:style>
    <style:style style:name="T17" style:family="text">
      <style:text-properties fo:language="cs" fo:country="CZ" fo:font-weight="bold" style:font-weight-asian="bold" style:font-weight-complex="bold"/>
    </style:style>
    <style:style style:name="T18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19" style:family="text">
      <style:text-properties fo:language="cs" fo:country="CZ" fo:font-weight="bold" officeooo:rsid="00239fa9" style:language-asian="zh" style:country-asian="CN" style:font-weight-asian="bold" style:language-complex="hi" style:country-complex="IN" style:font-weight-complex="bold"/>
    </style:style>
    <style:style style:name="T20" style:family="text">
      <style:text-properties fo:language="cs" fo:country="CZ" fo:font-style="normal" style:font-style-asian="normal" style:font-style-complex="normal"/>
    </style:style>
    <style:style style:name="T21" style:family="text">
      <style:text-properties fo:language="cs" fo:country="CZ" fo:font-style="italic" style:font-style-asian="italic" style:font-style-complex="italic"/>
    </style:style>
    <style:style style:name="T22" style:family="text">
      <style:text-properties fo:language="cs" fo:country="CZ" fo:font-style="italic" fo:background-color="transparent" loext:char-shading-value="0" style:language-asian="zh" style:country-asian="CN" style:font-style-asian="italic" style:language-complex="hi" style:country-complex="IN" style:font-style-complex="italic"/>
    </style:style>
    <style:style style:name="T23" style:family="text">
      <style:text-properties fo:language="cs" fo:country="CZ" fo:font-style="italic" style:language-asian="zh" style:country-asian="CN" style:font-style-asian="italic" style:language-complex="hi" style:country-complex="IN" style:font-style-complex="italic"/>
    </style:style>
    <style:style style:name="T24" style:family="text">
      <style:text-properties fo:language="cs" fo:country="CZ" style:font-name-asian="Linux Libertine S.O.Cist.:onum1" style:font-name-complex="Linux Libertine S.O.Cist.:onum1"/>
    </style:style>
    <style:style style:name="T25" style:family="text">
      <style:text-properties fo:language="cs" fo:country="CZ" style:font-name-asian="Linux Libertine S.O.Cist.1" style:font-name-complex="Linux Libertine S.O.Cist.1"/>
    </style:style>
    <style:style style:name="T26" style:family="text">
      <style:text-properties fo:language="cs" fo:country="CZ" fo:font-weight="normal" style:font-weight-asian="normal" style:font-weight-complex="normal"/>
    </style:style>
    <style:style style:name="T27" style:family="text">
      <style:text-properties fo:language="cs" fo:country="CZ" fo:font-weight="normal" style:language-asian="zh" style:country-asian="CN" style:font-weight-asian="normal" style:language-complex="hi" style:country-complex="IN" style:font-weight-complex="normal"/>
    </style:style>
    <style:style style:name="T28" style:family="text">
      <style:text-properties fo:language="cs" fo:country="CZ" fo:font-weight="normal" officeooo:rsid="002fc825" style:language-asian="zh" style:country-asian="CN" style:font-weight-asian="normal" style:language-complex="hi" style:country-complex="IN" style:font-weight-complex="normal"/>
    </style:style>
    <style:style style:name="T29" style:family="text">
      <style:text-properties fo:language="cs" fo:country="CZ" style:language-asian="zh" style:country-asian="CN" style:language-complex="hi" style:country-complex="IN"/>
    </style:style>
    <style:style style:name="T30" style:family="text">
      <style:text-properties fo:language="cs" fo:country="CZ" officeooo:rsid="0021c049" style:language-asian="zh" style:country-asian="CN" style:language-complex="hi" style:country-complex="IN"/>
    </style:style>
    <style:style style:name="T31" style:family="text">
      <style:text-properties fo:language="cs" fo:country="CZ" officeooo:rsid="00239fa9" style:language-asian="zh" style:country-asian="CN" style:language-complex="hi" style:country-complex="IN"/>
    </style:style>
    <style:style style:name="T32" style:family="text">
      <style:text-properties fo:language="cs" fo:country="CZ" officeooo:rsid="0025dc1a" style:language-asian="zh" style:country-asian="CN" style:language-complex="hi" style:country-complex="IN"/>
    </style:style>
    <style:style style:name="T33" style:family="text">
      <style:text-properties fo:language="cs" fo:country="CZ" officeooo:rsid="002784cf" style:language-asian="zh" style:country-asian="CN" style:language-complex="hi" style:country-complex="IN"/>
    </style:style>
    <style:style style:name="T34" style:family="text">
      <style:text-properties fo:language="cs" fo:country="CZ" officeooo:rsid="002f100e" style:language-asian="zh" style:country-asian="CN" style:language-complex="hi" style:country-complex="IN"/>
    </style:style>
    <style:style style:name="T35" style:family="text">
      <style:text-properties fo:language="cs" fo:country="CZ" officeooo:rsid="002fc825" style:language-asian="zh" style:country-asian="CN" style:language-complex="hi" style:country-complex="IN"/>
    </style:style>
    <style:style style:name="T36" style:family="text">
      <style:text-properties fo:language="cs" fo:country="CZ" officeooo:rsid="00308789" style:language-asian="zh" style:country-asian="CN" style:language-complex="hi" style:country-complex="IN"/>
    </style:style>
    <style:style style:name="T37" style:family="text">
      <style:text-properties fo:language="cs" fo:country="CZ" officeooo:rsid="00309aa6" style:language-asian="zh" style:country-asian="CN" style:language-complex="hi" style:country-complex="IN"/>
    </style:style>
    <style:style style:name="T38" style:family="text">
      <style:text-properties fo:language="cs" fo:country="CZ" officeooo:rsid="00315b3c" style:language-asian="zh" style:country-asian="CN" style:language-complex="hi" style:country-complex="IN"/>
    </style:style>
    <style:style style:name="T39" style:family="text">
      <style:text-properties fo:language="cs" fo:country="CZ" fo:background-color="transparent" loext:char-shading-value="0" style:language-asian="zh" style:country-asian="CN" style:language-complex="hi" style:country-complex="IN"/>
    </style:style>
    <style:style style:name="T40" style:family="text">
      <style:text-properties style:font-name-complex="Linux Libertine S.O.Cist.1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1eb9ef" style:font-style-asian="italic" style:font-style-complex="italic"/>
    </style:style>
    <style:style style:name="T43" style:family="text">
      <style:text-properties fo:font-style="italic" officeooo:rsid="00294ddc" style:font-style-asian="italic" style:font-style-complex="italic"/>
    </style:style>
    <style:style style:name="T44" style:family="text">
      <style:text-properties fo:font-style="italic" officeooo:rsid="002c3f1e" style:font-style-asian="italic" style:font-style-complex="italic"/>
    </style:style>
    <style:style style:name="T45" style:family="text">
      <style:text-properties fo:font-style="italic" officeooo:rsid="002d5d28" style:font-style-asian="italic" style:font-style-complex="italic"/>
    </style:style>
    <style:style style:name="T46" style:family="text">
      <style:text-properties fo:language="fr" fo:country="FR"/>
    </style:style>
    <style:style style:name="T47" style:family="text">
      <style:text-properties fo:language="fr" fo:country="FR" fo:font-style="normal" style:font-style-asian="normal" style:font-style-complex="normal"/>
    </style:style>
    <style:style style:name="T48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49" style:family="text">
      <style:text-properties fo:language="fr" fo:country="FR" fo:font-style="italic" officeooo:rsid="0024a50c" style:language-asian="zh" style:country-asian="CN" style:font-style-asian="italic" style:language-complex="hi" style:country-complex="IN" style:font-style-complex="italic"/>
    </style:style>
    <style:style style:name="T50" style:family="text">
      <style:text-properties fo:language="fr" fo:country="FR" fo:font-style="italic" officeooo:rsid="00358e0a" style:language-asian="zh" style:country-asian="CN" style:font-style-asian="italic" style:language-complex="hi" style:country-complex="IN" style:font-style-complex="italic"/>
    </style:style>
    <style:style style:name="T51" style:family="text">
      <style:text-properties fo:language="fr" fo:country="FR" fo:font-style="italic" officeooo:rsid="003cd1ed" style:language-asian="zh" style:country-asian="CN" style:font-style-asian="italic" style:language-complex="hi" style:country-complex="IN" style:font-style-complex="italic"/>
    </style:style>
    <style:style style:name="T52" style:family="text">
      <style:text-properties fo:language="fr" fo:country="FR" style:language-asian="zh" style:country-asian="CN" style:language-complex="hi" style:country-complex="IN"/>
    </style:style>
    <style:style style:name="T53" style:family="text">
      <style:text-properties fo:language="fr" fo:country="FR" officeooo:rsid="0033f914" style:language-asian="zh" style:country-asian="CN" style:language-complex="hi" style:country-complex="IN"/>
    </style:style>
    <style:style style:name="T54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5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56" style:family="text">
      <style:text-properties fo:language="fr" fo:country="FR" fo:font-weight="bold" style:font-weight-asian="bold" style:font-weight-complex="bold"/>
    </style:style>
    <style:style style:name="T57" style:family="text">
      <style:text-properties fo:language="fr" fo:country="FR" officeooo:rsid="00358e0a"/>
    </style:style>
    <style:style style:name="T58" style:family="text">
      <style:text-properties fo:language="fr" fo:country="FR" officeooo:rsid="00359283"/>
    </style:style>
    <style:style style:name="T59" style:family="text">
      <style:text-properties style:use-window-font-color="true" loext:opacity="0%" style:font-name="Linux Libertine S.O.Cist.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0" style:family="text">
      <style:text-properties style:use-window-font-color="true" loext:opacity="0%" style:font-name="Linux Libertine S.O.Cist." fo:font-size="10pt" fo:language="cs" fo:country="CZ" officeooo:rsid="0029dc4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1" style:family="text">
      <style:text-properties style:use-window-font-color="true" loext:opacity="0%" style:font-name="Linux Libertine S.O.Cist." fo:font-size="10pt" fo:language="cs" fo:country="CZ" officeooo:rsid="0031b9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2" style:family="text">
      <style:text-properties style:use-window-font-color="true" loext:opacity="0%" style:font-name="Linux Libertine S.O.Cist." fo:font-size="10pt" fo:language="cs" fo:country="CZ" officeooo:rsid="003cd1e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3" style:family="text">
      <style:text-properties style:use-window-font-color="true" loext:opacity="0%" style:font-name="Linux Libertine S.O.Cist." fo:font-size="10pt" fo:language="cs" fo:country="CZ" officeooo:rsid="003ec54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4" style:family="text">
      <style:text-properties style:use-window-font-color="true" loext:opacity="0%" style:font-name="Linux Libertine S.O.Cist." fo:font-size="10pt" fo:language="cs" fo:country="CZ" officeooo:rsid="004ad10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5" style:family="text">
      <style:text-properties style:use-window-font-color="true" loext:opacity="0%" style:font-name="Linux Libertine S.O.Cist.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66" style:family="text">
      <style:text-properties style:use-window-font-color="true" loext:opacity="0%" style:font-name="Linux Libertine S.O.Cist.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67" style:family="text">
      <style:text-properties style:use-window-font-color="true" loext:opacity="0%" style:font-name="Linux Libertine S.O.Cist.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68" style:family="text">
      <style:text-properties style:use-window-font-color="true" loext:opacity="0%" style:font-name="Linux Libertine S.O.Cist.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69" style:family="text">
      <style:text-properties style:use-window-font-color="true" loext:opacity="0%" style:font-name="Linux Libertine S.O.Cist." fo:font-size="10pt" fo:language="de" fo:country="D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70" style:family="text">
      <style:text-properties style:use-window-font-color="true" loext:opacity="0%" style:font-name="Linux Libertine S.O.Cist." fo:font-size="10pt" fo:language="de" fo:country="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1" style:family="text">
      <style:text-properties style:use-window-font-color="true" loext:opacity="0%" style:font-name="Linux Libertine S.O.Cist." fo:font-size="10pt" fo:language="de" fo:country="DE" officeooo:rsid="0054690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72" style:family="text">
      <style:text-properties style:use-window-font-color="true" loext:opacity="0%" style:font-name="Linux Libertine S.O.Cist." fo:font-size="10pt" fo:language="fr" fo:country="FR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73" style:family="text">
      <style:text-properties style:use-window-font-color="true" loext:opacity="0%" style:font-name="Linux Libertine S.O.Cist." fo:font-size="10pt" fo:language="nl" fo:country="B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74" style:family="text">
      <style:text-properties style:use-window-font-color="true" loext:opacity="0%" style:font-name="Linux Libertine S.O.Cist." fo:font-size="10pt" style:letter-kerning="true" style:font-name-asian="Songti SC" style:font-size-asian="10pt" style:font-name-complex="Arial Unicode MS" style:font-size-complex="10pt"/>
    </style:style>
    <style:style style:name="T75" style:family="text">
      <style:text-properties style:use-window-font-color="true" loext:opacity="0%" style:font-name="Linux Libertine S.O.Cist." fo:font-size="10pt" officeooo:rsid="002bade3" style:letter-kerning="true" style:font-name-asian="Songti SC" style:font-size-asian="10pt" style:font-name-complex="Arial Unicode MS" style:font-size-complex="10pt"/>
    </style:style>
    <style:style style:name="T76" style:family="text">
      <style:text-properties style:use-window-font-color="true" loext:opacity="0%" style:font-name="Linux Libertine S.O.Cist." fo:font-size="10pt" officeooo:rsid="00315b3c" style:letter-kerning="true" style:font-name-asian="Songti SC" style:font-size-asian="10pt" style:font-name-complex="Arial Unicode MS" style:font-size-complex="10pt"/>
    </style:style>
    <style:style style:name="T77" style:family="text">
      <style:text-properties style:use-window-font-color="true" loext:opacity="0%" style:font-name="Linux Libertine S.O.Cist." fo:font-size="10pt" officeooo:rsid="0058f471" style:letter-kerning="true" style:font-name-asian="Songti SC" style:font-size-asian="10pt" style:font-name-complex="Arial Unicode MS" style:font-size-complex="10pt"/>
    </style:style>
    <style:style style:name="T78" style:family="text">
      <style:text-properties style:use-window-font-color="true" loext:opacity="0%" style:font-name="Linux Libertine S.O.Cist." fo:font-size="10pt" officeooo:rsid="005a7742" style:letter-kerning="true" style:font-name-asian="Songti SC" style:font-size-asian="10pt" style:font-name-complex="Arial Unicode MS" style:font-size-complex="10pt"/>
    </style:style>
    <style:style style:name="T79" style:family="text">
      <style:text-properties style:use-window-font-color="true" loext:opacity="0%" style:font-name="Linux Libertine S.O.Cist." fo:font-size="10pt" fo:language="zxx" fo:country="non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0" style:family="text">
      <style:text-properties style:use-window-font-color="true" loext:opacity="0%" style:font-name="Linux Libertine S.O.Cist." fo:font-size="10pt" fo:language="zxx" fo:country="none" officeooo:rsid="002d5d2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1" style:family="text">
      <style:text-properties style:use-window-font-color="true" loext:opacity="0%" style:font-name="Linux Libertine S.O.Cist." fo:font-size="10pt" fo:language="zxx" fo:country="none" officeooo:rsid="002fc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2" style:family="text">
      <style:text-properties style:use-window-font-color="true" loext:opacity="0%" style:font-name="Linux Libertine S.O.Cist." fo:font-size="10pt" fo:language="zxx" fo:country="none" officeooo:rsid="0030878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3" style:family="text">
      <style:text-properties style:use-window-font-color="true" loext:opacity="0%" style:font-name="Linux Libertine S.O.Cist." fo:font-size="10pt" fo:language="zxx" fo:country="none" officeooo:rsid="00309aa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4" style:family="text">
      <style:text-properties style:use-window-font-color="true" loext:opacity="0%" style:font-name="Linux Libertine S.O.Cist.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5" style:family="text">
      <style:text-properties style:use-window-font-color="true" loext:opacity="0%" style:font-name="Linux Libertine S.O.Cist." fo:font-size="10pt" fo:language="zxx" fo:country="none" officeooo:rsid="003ad15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6" style:family="text">
      <style:text-properties style:use-window-font-color="true" loext:opacity="0%" style:font-name="Linux Libertine S.O.Cist." fo:font-size="10pt" fo:language="zxx" fo:country="none" officeooo:rsid="003c9d0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7" style:family="text">
      <style:text-properties style:use-window-font-color="true" loext:opacity="0%" style:font-name="Linux Libertine S.O.Cist." fo:font-size="10pt" fo:language="zxx" fo:country="none" officeooo:rsid="003cd1e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88" style:family="text">
      <style:text-properties style:use-window-font-color="true" loext:opacity="0%" style:font-name="Linux Libertine S.O.Cist." fo:font-size="8pt" fo:language="cs" fo:country="CZ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89" style:family="text">
      <style:text-properties style:use-window-font-color="true" loext:opacity="0%" style:font-name="Linux Libertine S.O.Cist.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0" style:family="text">
      <style:text-properties style:use-window-font-color="true" loext:opacity="0%" style:font-name="Linux Libertine S.O.Cist." fo:font-size="8pt" fo:language="cs" fo:country="CZ" officeooo:rsid="0029dc4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91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92" style:family="text">
      <style:text-properties style:use-window-font-color="true" loext:opacity="0%" officeooo:rsid="00239fa9" style:letter-kerning="true" style:font-name-asian="Songti SC" style:language-asian="zh" style:country-asian="CN" style:font-name-complex="Arial Unicode MS" style:language-complex="hi" style:country-complex="IN"/>
    </style:style>
    <style:style style:name="T93" style:family="text">
      <style:text-properties style:use-window-font-color="true" loext:opacity="0%" officeooo:rsid="0024a50c" style:letter-kerning="true" style:font-name-asian="Songti SC" style:language-asian="zh" style:country-asian="CN" style:font-name-complex="Arial Unicode MS" style:language-complex="hi" style:country-complex="IN"/>
    </style:style>
    <style:style style:name="T94" style:family="text">
      <style:text-properties style:use-window-font-color="true" loext:opacity="0%" officeooo:rsid="002d5d28" style:letter-kerning="true" style:font-name-asian="Songti SC" style:language-asian="zh" style:country-asian="CN" style:font-name-complex="Arial Unicode MS" style:language-complex="hi" style:country-complex="IN"/>
    </style:style>
    <style:style style:name="T95" style:family="text">
      <style:text-properties style:use-window-font-color="true" loext:opacity="0%" officeooo:rsid="002fc825" style:letter-kerning="true" style:font-name-asian="Songti SC" style:language-asian="zh" style:country-asian="CN" style:font-name-complex="Arial Unicode MS" style:language-complex="hi" style:country-complex="IN"/>
    </style:style>
    <style:style style:name="T96" style:family="text">
      <style:text-properties style:use-window-font-color="true" loext:opacity="0%" officeooo:rsid="00308789" style:letter-kerning="true" style:font-name-asian="Songti SC" style:language-asian="zh" style:country-asian="CN" style:font-name-complex="Arial Unicode MS" style:language-complex="hi" style:country-complex="IN"/>
    </style:style>
    <style:style style:name="T97" style:family="text">
      <style:text-properties style:use-window-font-color="true" loext:opacity="0%" officeooo:rsid="00309aa6" style:letter-kerning="true" style:font-name-asian="Songti SC" style:language-asian="zh" style:country-asian="CN" style:font-name-complex="Arial Unicode MS" style:language-complex="hi" style:country-complex="IN"/>
    </style:style>
    <style:style style:name="T98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99" style:family="text">
      <style:text-properties style:use-window-font-color="true" loext:opacity="0%" officeooo:rsid="003ad15b" style:letter-kerning="true" style:font-name-asian="Songti SC" style:language-asian="zh" style:country-asian="CN" style:font-name-complex="Arial Unicode MS" style:language-complex="hi" style:country-complex="IN"/>
    </style:style>
    <style:style style:name="T100" style:family="text">
      <style:text-properties style:use-window-font-color="true" loext:opacity="0%" officeooo:rsid="003c9d0b" style:letter-kerning="true" style:font-name-asian="Songti SC" style:language-asian="zh" style:country-asian="CN" style:font-name-complex="Arial Unicode MS" style:language-complex="hi" style:country-complex="IN"/>
    </style:style>
    <style:style style:name="T101" style:family="text">
      <style:text-properties style:use-window-font-color="true" loext:opacity="0%" officeooo:rsid="003cd1ed" style:letter-kerning="true" style:font-name-asian="Songti SC" style:language-asian="zh" style:country-asian="CN" style:font-name-complex="Arial Unicode MS" style:language-complex="hi" style:country-complex="IN"/>
    </style:style>
    <style:style style:name="T102" style:family="text">
      <style:text-properties style:use-window-font-color="true" loext:opacity="0%" officeooo:rsid="004ad105" style:letter-kerning="true" style:font-name-asian="Songti SC" style:language-asian="zh" style:country-asian="CN" style:font-name-complex="Arial Unicode MS" style:language-complex="hi" style:country-complex="IN"/>
    </style:style>
    <style:style style:name="T103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104" style:family="text">
      <style:text-properties style:use-window-font-color="true" loext:opacity="0%" officeooo:rsid="002d5d28" style:letter-kerning="true" style:font-name-asian="Songti SC" style:font-name-complex="Arial Unicode MS"/>
    </style:style>
    <style:style style:name="T105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106" style:family="text">
      <style:text-properties style:use-window-font-color="true" loext:opacity="0%" officeooo:rsid="00486fab" style:letter-kerning="true" style:font-name-asian="Songti SC" style:font-name-complex="Arial Unicode MS"/>
    </style:style>
    <style:style style:name="T107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108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109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110" style:family="text">
      <style:text-properties style:use-window-font-color="true" loext:opacity="0%" officeooo:rsid="0054d97a" style:letter-kerning="true" style:font-name-asian="Songti SC" style:font-name-complex="Arial Unicode MS"/>
    </style:style>
    <style:style style:name="T111" style:family="text">
      <style:text-properties style:use-window-font-color="true" loext:opacity="0%" fo:language="en" fo:country="US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12" style:family="text">
      <style:text-properties style:use-window-font-color="true" loext:opacity="0%" fo:language="en" fo:country="US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13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14" style:family="text">
      <style:text-properties style:use-window-font-color="true" loext:opacity="0%" fo:language="de" fo:country="DE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15" style:family="text">
      <style:text-properties style:use-window-font-color="true" loext:opacity="0%" fo:font-size="8pt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116" style:family="text">
      <style:text-properties style:use-window-font-color="true" loext:opacity="0%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17" style:family="text">
      <style:text-properties style:use-window-font-color="true" loext:opacity="0%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8" style:family="text">
      <style:text-properties style:use-window-font-color="true" loext:opacity="0%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19" style:family="text">
      <style:text-properties style:use-window-font-color="true" loext:opacity="0%" style:font-name="Linux Libertine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0" style:family="text">
      <style:text-properties style:use-window-font-color="true" loext:opacity="0%" style:font-name="Linux Libertine S.O.Cist.:onum" fo:font-size="11pt" fo:language="cs" fo:country="CZ" officeooo:rsid="0021c04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1" style:family="text">
      <style:text-properties style:use-window-font-color="true" loext:opacity="0%" style:font-name="Linux Libertine S.O.Cist.:onum" fo:font-size="11pt" fo:language="cs" fo:country="CZ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2" style:family="text">
      <style:text-properties style:use-window-font-color="true" loext:opacity="0%" style:font-name="Linux Libertine S.O.Cist.:onum" fo:font-size="11pt" fo:language="cs" fo:country="CZ" officeooo:rsid="00239fa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3" style:family="text">
      <style:text-properties style:use-window-font-color="true" loext:opacity="0%" style:font-name="Linux Libertine S.O.Cist.:onum" fo:font-size="11pt" fo:language="cs" fo:country="CZ" officeooo:rsid="0025dc1a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4" style:family="text">
      <style:text-properties style:use-window-font-color="true" loext:opacity="0%" style:font-name="Linux Libertine S.O.Cist.:onum" fo:font-size="11pt" fo:language="cs" fo:country="CZ" officeooo:rsid="002784cf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5" style:family="text">
      <style:text-properties style:use-window-font-color="true" loext:opacity="0%" style:font-name="Linux Libertine S.O.Cist.:onum" fo:font-size="11pt" fo:language="cs" fo:country="CZ" officeooo:rsid="00294dd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6" style:family="text">
      <style:text-properties style:use-window-font-color="true" loext:opacity="0%" style:font-name="Linux Libertine S.O.Cist.:onum" fo:font-size="11pt" fo:language="cs" fo:country="CZ" officeooo:rsid="002f100e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7" style:family="text">
      <style:text-properties style:use-window-font-color="true" loext:opacity="0%" style:font-name="Linux Libertine S.O.Cist.:onum" fo:font-size="11pt" fo:language="cs" fo:country="CZ" officeooo:rsid="002fc825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8" style:family="text">
      <style:text-properties style:use-window-font-color="true" loext:opacity="0%" style:font-name="Linux Libertine S.O.Cist.:onum" fo:font-size="11pt" fo:language="cs" fo:country="CZ" officeooo:rsid="0030878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29" style:family="text">
      <style:text-properties style:use-window-font-color="true" loext:opacity="0%" style:font-name="Linux Libertine S.O.Cist.:onum" fo:font-size="11pt" fo:language="cs" fo:country="CZ" officeooo:rsid="00309aa6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30" style:family="text">
      <style:text-properties style:use-window-font-color="true" loext:opacity="0%" style:font-name="Linux Libertine S.O.Cist.:onum" fo:font-size="11pt" fo:language="cs" fo:country="CZ" officeooo:rsid="00315b3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31" style:family="text">
      <style:text-properties style:use-window-font-color="true" loext:opacity="0%" style:font-name="Linux Libertine S.O.Cist.:onum" fo:font-size="11pt" fo:language="cs" fo:country="CZ" fo:font-weight="bold" officeooo:rsid="00239fa9" style:letter-kerning="true" style:font-name-asian="Songti SC" style:font-size-asian="11pt" style:language-asian="zh" style:country-asian="CN" style:font-weight-asian="bold" style:font-name-complex="Arial Unicode MS" style:font-size-complex="11pt" style:language-complex="hi" style:country-complex="IN" style:font-weight-complex="bold"/>
    </style:style>
    <style:style style:name="T132" style:family="text">
      <style:text-properties style:use-window-font-color="true" loext:opacity="0%" style:font-name="Linux Libertine S.O.Cist.:onum" fo:font-size="11pt" style:letter-kerning="true" style:font-name-asian="Songti SC" style:font-size-asian="11pt" style:font-name-complex="Arial Unicode MS" style:font-size-complex="11pt"/>
    </style:style>
    <style:style style:name="T133" style:family="text">
      <style:text-properties style:use-window-font-color="true" loext:opacity="0%" style:font-name="Linux Libertine S.O.Cist.:onum" fo:font-size="11pt" officeooo:rsid="00294ddc" style:letter-kerning="true" style:font-name-asian="Songti SC" style:font-size-asian="11pt" style:font-name-complex="Arial Unicode MS" style:font-size-complex="11pt"/>
    </style:style>
    <style:style style:name="T134" style:family="text">
      <style:text-properties style:use-window-font-color="true" loext:opacity="0%" style:font-name="Linux Libertine S.O.Cist.:onum" fo:font-size="11pt" officeooo:rsid="0029dc43" style:letter-kerning="true" style:font-name-asian="Songti SC" style:font-size-asian="11pt" style:font-name-complex="Arial Unicode MS" style:font-size-complex="11pt"/>
    </style:style>
    <style:style style:name="T135" style:family="text">
      <style:text-properties style:use-window-font-color="true" loext:opacity="0%" style:font-name="Linux Libertine S.O.Cist.:onum" fo:font-size="11pt" officeooo:rsid="002bade3" style:letter-kerning="true" style:font-name-asian="Songti SC" style:font-size-asian="11pt" style:font-name-complex="Arial Unicode MS" style:font-size-complex="11pt"/>
    </style:style>
    <style:style style:name="T136" style:family="text">
      <style:text-properties style:use-window-font-color="true" loext:opacity="0%" style:font-name="Linux Libertine S.O.Cist.:onum" fo:font-size="11pt" officeooo:rsid="002c3f1e" style:letter-kerning="true" style:font-name-asian="Songti SC" style:font-size-asian="11pt" style:font-name-complex="Arial Unicode MS" style:font-size-complex="11pt"/>
    </style:style>
    <style:style style:name="T137" style:family="text">
      <style:text-properties style:use-window-font-color="true" loext:opacity="0%" style:font-name="Linux Libertine S.O.Cist.:onum" fo:font-size="11pt" officeooo:rsid="002c40c4" style:letter-kerning="true" style:font-name-asian="Songti SC" style:font-size-asian="11pt" style:font-name-complex="Arial Unicode MS" style:font-size-complex="11pt"/>
    </style:style>
    <style:style style:name="T138" style:family="text">
      <style:text-properties style:use-window-font-color="true" loext:opacity="0%" style:font-name="Linux Libertine S.O.Cist.:onum" fo:font-size="11pt" officeooo:rsid="002d5d28" style:letter-kerning="true" style:font-name-asian="Songti SC" style:font-size-asian="11pt" style:font-name-complex="Arial Unicode MS" style:font-size-complex="11pt"/>
    </style:style>
    <style:style style:name="T139" style:family="text">
      <style:text-properties style:use-window-font-color="true" loext:opacity="0%" style:font-name="Linux Libertine S.O.Cist.:onum" fo:font-size="11pt" officeooo:rsid="002d84b1" style:letter-kerning="true" style:font-name-asian="Songti SC" style:font-size-asian="11pt" style:font-name-complex="Arial Unicode MS" style:font-size-complex="11pt"/>
    </style:style>
    <style:style style:name="T140" style:family="text">
      <style:text-properties style:use-window-font-color="true" loext:opacity="0%" style:font-name="Linux Libertine S.O.Cist.:onum" fo:font-size="11pt" officeooo:rsid="002f100e" style:letter-kerning="true" style:font-name-asian="Songti SC" style:font-size-asian="11pt" style:font-name-complex="Arial Unicode MS" style:font-size-complex="11pt"/>
    </style:style>
    <style:style style:name="T141" style:family="text">
      <style:text-properties style:use-window-font-color="true" loext:opacity="0%" style:font-name="Linux Libertine S.O.Cist.:onum" fo:font-size="11pt" officeooo:rsid="0033804c" style:letter-kerning="true" style:font-name-asian="Songti SC" style:font-size-asian="11pt" style:font-name-complex="Arial Unicode MS" style:font-size-complex="11pt"/>
    </style:style>
    <style:style style:name="T142" style:family="text">
      <style:text-properties style:use-window-font-color="true" loext:opacity="0%" style:font-name="Linux Libertine S.O.Cist.:onum" fo:font-size="11pt" officeooo:rsid="0033f914" style:letter-kerning="true" style:font-name-asian="Songti SC" style:font-size-asian="11pt" style:font-name-complex="Arial Unicode MS" style:font-size-complex="11pt"/>
    </style:style>
    <style:style style:name="T143" style:family="text">
      <style:text-properties style:use-window-font-color="true" loext:opacity="0%" style:font-name="Linux Libertine S.O.Cist.:onum" fo:font-size="11pt" officeooo:rsid="00358e0a" style:letter-kerning="true" style:font-name-asian="Songti SC" style:font-size-asian="11pt" style:font-name-complex="Arial Unicode MS" style:font-size-complex="11pt"/>
    </style:style>
    <style:style style:name="T144" style:family="text">
      <style:text-properties style:use-window-font-color="true" loext:opacity="0%" style:font-name="Linux Libertine S.O.Cist.:onum" fo:font-size="11pt" officeooo:rsid="00359283" style:letter-kerning="true" style:font-name-asian="Songti SC" style:font-size-asian="11pt" style:font-name-complex="Arial Unicode MS" style:font-size-complex="11pt"/>
    </style:style>
    <style:style style:name="T145" style:family="text">
      <style:text-properties style:use-window-font-color="true" loext:opacity="0%" style:font-name="Linux Libertine S.O.Cist.:onum" fo:font-size="11pt" officeooo:rsid="00373291" style:letter-kerning="true" style:font-name-asian="Songti SC" style:font-size-asian="11pt" style:font-name-complex="Arial Unicode MS" style:font-size-complex="11pt"/>
    </style:style>
    <style:style style:name="T146" style:family="text">
      <style:text-properties style:use-window-font-color="true" loext:opacity="0%" style:font-name="Linux Libertine S.O.Cist.:onum" fo:font-size="11pt" officeooo:rsid="003cd1ed" style:letter-kerning="true" style:font-name-asian="Songti SC" style:font-size-asian="11pt" style:font-name-complex="Arial Unicode MS" style:font-size-complex="11pt"/>
    </style:style>
    <style:style style:name="T147" style:family="text">
      <style:text-properties style:use-window-font-color="true" loext:opacity="0%" style:font-name="Linux Libertine S.O.Cist.:onum" fo:font-size="11pt" officeooo:rsid="003f8781" style:letter-kerning="true" style:font-name-asian="Songti SC" style:font-size-asian="11pt" style:font-name-complex="Arial Unicode MS" style:font-size-complex="11pt"/>
    </style:style>
    <style:style style:name="T148" style:family="text">
      <style:text-properties style:use-window-font-color="true" loext:opacity="0%" style:font-name="Linux Libertine S.O.Cist.:onum" fo:font-size="11pt" officeooo:rsid="00440e1f" style:letter-kerning="true" style:font-name-asian="Songti SC" style:font-size-asian="11pt" style:font-name-complex="Arial Unicode MS" style:font-size-complex="11pt"/>
    </style:style>
    <style:style style:name="T149" style:family="text">
      <style:text-properties style:use-window-font-color="true" loext:opacity="0%" style:font-name="Linux Libertine S.O.Cist.:onum" fo:font-size="11pt" officeooo:rsid="0045df7a" style:letter-kerning="true" style:font-name-asian="Songti SC" style:font-size-asian="11pt" style:font-name-complex="Arial Unicode MS" style:font-size-complex="11pt"/>
    </style:style>
    <style:style style:name="T150" style:family="text">
      <style:text-properties style:use-window-font-color="true" loext:opacity="0%" style:font-name="Linux Libertine S.O.Cist.:onum" fo:font-size="11pt" officeooo:rsid="00465410" style:letter-kerning="true" style:font-name-asian="Songti SC" style:font-size-asian="11pt" style:font-name-complex="Arial Unicode MS" style:font-size-complex="11pt"/>
    </style:style>
    <style:style style:name="T151" style:family="text">
      <style:text-properties style:use-window-font-color="true" loext:opacity="0%" style:font-name="Linux Libertine S.O.Cist.:onum" fo:font-size="11pt" officeooo:rsid="00471690" style:letter-kerning="true" style:font-name-asian="Songti SC" style:font-size-asian="11pt" style:font-name-complex="Arial Unicode MS" style:font-size-complex="11pt"/>
    </style:style>
    <style:style style:name="T152" style:family="text">
      <style:text-properties style:use-window-font-color="true" loext:opacity="0%" style:font-name="Linux Libertine S.O.Cist.:onum" fo:font-size="11pt" officeooo:rsid="0047441d" style:letter-kerning="true" style:font-name-asian="Songti SC" style:font-size-asian="11pt" style:font-name-complex="Arial Unicode MS" style:font-size-complex="11pt"/>
    </style:style>
    <style:style style:name="T153" style:family="text">
      <style:text-properties style:use-window-font-color="true" loext:opacity="0%" style:font-name="Linux Libertine S.O.Cist.:onum" fo:font-size="11pt" officeooo:rsid="00486fab" style:letter-kerning="true" style:font-name-asian="Songti SC" style:font-size-asian="11pt" style:font-name-complex="Arial Unicode MS" style:font-size-complex="11pt"/>
    </style:style>
    <style:style style:name="T154" style:family="text">
      <style:text-properties style:use-window-font-color="true" loext:opacity="0%" style:font-name="Linux Libertine S.O.Cist.:onum" fo:font-size="11pt" officeooo:rsid="0049b045" style:letter-kerning="true" style:font-name-asian="Songti SC" style:font-size-asian="11pt" style:font-name-complex="Arial Unicode MS" style:font-size-complex="11pt"/>
    </style:style>
    <style:style style:name="T155" style:family="text">
      <style:text-properties style:use-window-font-color="true" loext:opacity="0%" style:font-name="Linux Libertine S.O.Cist.:onum" fo:font-size="11pt" officeooo:rsid="004ad105" style:letter-kerning="true" style:font-name-asian="Songti SC" style:font-size-asian="11pt" style:font-name-complex="Arial Unicode MS" style:font-size-complex="11pt"/>
    </style:style>
    <style:style style:name="T156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157" style:family="text">
      <style:text-properties style:use-window-font-color="true" loext:opacity="0%" style:font-name="Linux Libertine S.O.Cist.:onum" fo:font-size="11pt" officeooo:rsid="004eaa06" style:letter-kerning="true" style:font-name-asian="Songti SC" style:font-size-asian="11pt" style:font-name-complex="Arial Unicode MS" style:font-size-complex="11pt"/>
    </style:style>
    <style:style style:name="T158" style:family="text">
      <style:text-properties style:use-window-font-color="true" loext:opacity="0%" style:font-name="Linux Libertine S.O.Cist.:onum" fo:font-size="11pt" officeooo:rsid="004f7a48" style:letter-kerning="true" style:font-name-asian="Songti SC" style:font-size-asian="11pt" style:font-name-complex="Arial Unicode MS" style:font-size-complex="11pt"/>
    </style:style>
    <style:style style:name="T159" style:family="text">
      <style:text-properties style:use-window-font-color="true" loext:opacity="0%" style:font-name="Linux Libertine S.O.Cist.:onum" fo:font-size="11pt" officeooo:rsid="00513f06" style:letter-kerning="true" style:font-name-asian="Songti SC" style:font-size-asian="11pt" style:font-name-complex="Arial Unicode MS" style:font-size-complex="11pt"/>
    </style:style>
    <style:style style:name="T160" style:family="text">
      <style:text-properties style:use-window-font-color="true" loext:opacity="0%" style:font-name="Linux Libertine S.O.Cist.:onum" fo:font-size="11pt" officeooo:rsid="00532464" style:letter-kerning="true" style:font-name-asian="Songti SC" style:font-size-asian="11pt" style:font-name-complex="Arial Unicode MS" style:font-size-complex="11pt"/>
    </style:style>
    <style:style style:name="T161" style:family="text">
      <style:text-properties style:use-window-font-color="true" loext:opacity="0%" style:font-name="Linux Libertine S.O.Cist.:onum" fo:font-size="11pt" officeooo:rsid="0053f127" style:letter-kerning="true" style:font-name-asian="Songti SC" style:font-size-asian="11pt" style:font-name-complex="Arial Unicode MS" style:font-size-complex="11pt"/>
    </style:style>
    <style:style style:name="T162" style:family="text">
      <style:text-properties style:use-window-font-color="true" loext:opacity="0%" style:font-name="Linux Libertine S.O.Cist.:onum" fo:font-size="11pt" officeooo:rsid="00546908" style:letter-kerning="true" style:font-name-asian="Songti SC" style:font-size-asian="11pt" style:font-name-complex="Arial Unicode MS" style:font-size-complex="11pt"/>
    </style:style>
    <style:style style:name="T163" style:family="text">
      <style:text-properties style:use-window-font-color="true" loext:opacity="0%" style:font-name="Linux Libertine S.O.Cist.:onum" fo:font-size="11pt" officeooo:rsid="0054d97a" style:letter-kerning="true" style:font-name-asian="Songti SC" style:font-size-asian="11pt" style:font-name-complex="Arial Unicode MS" style:font-size-complex="11pt"/>
    </style:style>
    <style:style style:name="T164" style:family="text">
      <style:text-properties style:use-window-font-color="true" loext:opacity="0%" style:font-name="Linux Libertine S.O.Cist.:onum" fo:font-size="11pt" officeooo:rsid="005611a3" style:letter-kerning="true" style:font-name-asian="Songti SC" style:font-size-asian="11pt" style:font-name-complex="Arial Unicode MS" style:font-size-complex="11pt"/>
    </style:style>
    <style:style style:name="T165" style:family="text">
      <style:text-properties style:use-window-font-color="true" loext:opacity="0%" style:font-name="Linux Libertine S.O.Cist.:onum" fo:font-size="11pt" officeooo:rsid="005624ab" style:letter-kerning="true" style:font-name-asian="Songti SC" style:font-size-asian="11pt" style:font-name-complex="Arial Unicode MS" style:font-size-complex="11pt"/>
    </style:style>
    <style:style style:name="T166" style:family="text">
      <style:text-properties style:use-window-font-color="true" loext:opacity="0%" style:font-name="Linux Libertine S.O.Cist.:onum" fo:font-size="11pt" officeooo:rsid="00578e6f" style:letter-kerning="true" style:font-name-asian="Songti SC" style:font-size-asian="11pt" style:font-name-complex="Arial Unicode MS" style:font-size-complex="11pt"/>
    </style:style>
    <style:style style:name="T167" style:family="text">
      <style:text-properties style:use-window-font-color="true" loext:opacity="0%" style:font-name="Linux Libertine S.O.Cist.:onum" fo:font-size="11pt" officeooo:rsid="0057d0e1" style:letter-kerning="true" style:font-name-asian="Songti SC" style:font-size-asian="11pt" style:font-name-complex="Arial Unicode MS" style:font-size-complex="11pt"/>
    </style:style>
    <style:style style:name="T168" style:family="text">
      <style:text-properties style:use-window-font-color="true" loext:opacity="0%" style:font-name="Linux Libertine S.O.Cist.:onum" fo:font-size="11pt" fo:language="fr" fo:country="FR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69" style:family="text">
      <style:text-properties style:use-window-font-color="true" loext:opacity="0%" style:font-name="Linux Libertine S.O.Cist.:onum" fo:font-size="11pt" fo:language="fr" fo:country="FR" officeooo:rsid="00358e0a" style:letter-kerning="true" style:font-name-asian="Songti SC" style:font-size-asian="11pt" style:font-name-complex="Arial Unicode MS" style:font-size-complex="11pt"/>
    </style:style>
    <style:style style:name="T170" style:family="text">
      <style:text-properties style:use-window-font-color="true" loext:opacity="0%" style:font-name="Linux Libertine S.O.Cist.:onum" fo:font-size="11pt" fo:language="fr" fo:country="FR" fo:font-weight="bold" officeooo:rsid="003f878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71" style:family="text">
      <style:text-properties style:use-window-font-color="true" loext:opacity="0%" style:font-name="Linux Libertine S.O.Cist.:onum" fo:font-size="11pt" fo:language="fr" fo:country="FR" fo:font-style="italic" officeooo:rsid="0045df7a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72" style:family="text">
      <style:text-properties style:use-window-font-color="true" loext:opacity="0%" style:font-name="Linux Libertine S.O.Cist.:onum" fo:font-size="11pt" fo:language="fr" fo:country="FR" fo:font-style="italic" officeooo:rsid="004b9b06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73" style:family="text">
      <style:text-properties style:use-window-font-color="true" loext:opacity="0%" style:font-name="Linux Libertine S.O.Cist.:onum" fo:font-size="11pt" fo:language="fr" fo:country="FR" fo:font-style="italic" officeooo:rsid="00546908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74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75" style:family="text">
      <style:text-properties style:use-window-font-color="true" loext:opacity="0%" style:font-name="Linux Libertine S.O.Cist.:onum" fo:font-size="11pt" fo:font-weight="bold" officeooo:rsid="00294ddc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76" style:family="text">
      <style:text-properties style:use-window-font-color="true" loext:opacity="0%" style:font-name="Linux Libertine S.O.Cist.:onum" fo:font-size="11pt" fo:font-weight="bold" officeooo:rsid="0033804c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77" style:family="text">
      <style:text-properties style:use-window-font-color="true" loext:opacity="0%" style:font-name="Linux Libertine S.O.Cist.:onum" fo:font-size="11pt" fo:font-weight="bold" officeooo:rsid="00546908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178" style:family="text">
      <style:text-properties style:use-window-font-color="true" loext:opacity="0%" style:font-name="Linux Libertine S.O.Cist.:onum" fo:font-size="11pt" fo:font-style="italic" officeooo:rsid="002bade3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79" style:family="text">
      <style:text-properties style:use-window-font-color="true" loext:opacity="0%" style:font-name="Linux Libertine S.O.Cist.:onum" fo:font-size="11pt" fo:font-style="italic" officeooo:rsid="002c40c4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80" style:family="text">
      <style:text-properties style:use-window-font-color="true" loext:opacity="0%" style:font-name="Linux Libertine S.O.Cist.:onum" fo:font-size="11pt" fo:font-style="italic" officeooo:rsid="004ad105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181" style:family="text">
      <style:text-properties style:use-window-font-color="true" loext:opacity="0%" style:font-name="Linux Libertine S.O.Cist.:onum" fo:font-size="11pt" fo:font-style="normal" officeooo:rsid="002c40c4" style:letter-kerning="true" style:font-name-asian="Songti SC" style:font-size-asian="11pt" style:font-style-asian="normal" style:font-name-complex="Arial Unicode MS" style:font-size-complex="11pt" style:font-style-complex="normal"/>
    </style:style>
    <style:style style:name="T182" style:family="text">
      <style:text-properties style:use-window-font-color="true" loext:opacity="0%" style:font-name="Linux Libertine S.O.Cist.:onum" fo:font-size="11pt" fo:language="pt" fo:country="PT" officeooo:rsid="002d5d28" style:letter-kerning="true" style:font-name-asian="Songti SC" style:font-size-asian="11pt" style:font-name-complex="Arial Unicode MS" style:font-size-complex="11pt"/>
    </style:style>
    <style:style style:name="T183" style:family="text">
      <style:text-properties style:use-window-font-color="true" loext:opacity="0%" style:font-name="Linux Libertine S.O.Cist.:onum" fo:font-size="11pt" fo:font-weight="normal" officeooo:rsid="00486fab" style:letter-kerning="true" style:font-name-asian="Songti SC" style:font-size-asian="11pt" style:font-weight-asian="normal" style:font-name-complex="Arial Unicode MS" style:font-size-complex="11pt" style:font-weight-complex="normal"/>
    </style:style>
    <style:style style:name="T184" style:family="text">
      <style:text-properties style:use-window-font-color="true" loext:opacity="0%" style:font-name="Linux Libertine S.O.Cist.:onum" fo:font-size="11pt" fo:font-weight="normal" officeooo:rsid="00546908" style:letter-kerning="true" style:font-name-asian="Songti SC" style:font-size-asian="11pt" style:font-weight-asian="normal" style:font-name-complex="Arial Unicode MS" style:font-size-complex="11pt" style:font-weight-complex="normal"/>
    </style:style>
    <style:style style:name="T185" style:family="text">
      <style:text-properties style:use-window-font-color="true" loext:opacity="0%" style:font-name="Linux Libertine S.O.Cist.:onum" fo:font-size="10pt" fo:language="pt" fo:country="PT" fo:font-style="italic" officeooo:rsid="002d5d28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86" style:family="text">
      <style:text-properties style:use-window-font-color="true" loext:opacity="0%" fo:language="fr" fo:country="FR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87" style:family="text">
      <style:text-properties style:use-window-font-color="true" loext:opacity="0%" fo:language="fr" fo:country="FR" fo:font-style="italic" officeooo:rsid="003ec540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88" style:family="text">
      <style:text-properties style:use-window-font-color="true" loext:opacity="0%" fo:language="fr" fo:country="FR" officeooo:rsid="0024a50c" style:letter-kerning="true" style:font-name-asian="Songti SC" style:language-asian="zh" style:country-asian="CN" style:font-name-complex="Arial Unicode MS" style:language-complex="hi" style:country-complex="IN"/>
    </style:style>
    <style:style style:name="T189" style:family="text">
      <style:text-properties style:use-window-font-color="true" loext:opacity="0%" fo:language="fr" fo:country="FR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190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91" style:family="text">
      <style:text-properties style:use-window-font-color="true" loext:opacity="0%" fo:language="fr" fo:country="FR" officeooo:rsid="003ad15b" style:letter-kerning="true" style:font-name-asian="Songti SC" style:language-asian="zh" style:country-asian="CN" style:font-name-complex="Arial Unicode MS" style:language-complex="hi" style:country-complex="IN"/>
    </style:style>
    <style:style style:name="T192" style:family="text">
      <style:text-properties style:use-window-font-color="true" loext:opacity="0%" style:text-position="super 58%" style:font-name="Linux Libertine S.O.Cist.:onum" fo:font-size="11pt" fo:language="cs" fo:country="CZ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93" style:family="text">
      <style:text-properties style:use-window-font-color="true" loext:opacity="0%" style:font-name="Bookman BT S.O.Cist.:onum" fo:font-size="11pt" style:letter-kerning="true" style:font-name-asian="Songti SC" style:font-size-asian="11pt" style:font-name-complex="Arial Unicode MS" style:font-size-complex="11pt"/>
    </style:style>
    <style:style style:name="T194" style:family="text">
      <style:text-properties style:use-window-font-color="true" loext:opacity="0%" style:font-name="Bookman BT S.O.Cist.:onum" fo:font-size="11pt" officeooo:rsid="00294ddc" style:letter-kerning="true" style:font-name-asian="Songti SC" style:font-size-asian="11pt" style:font-name-complex="Arial Unicode MS" style:font-size-complex="11pt"/>
    </style:style>
    <style:style style:name="T195" style:family="text">
      <style:text-properties style:use-window-font-color="true" loext:opacity="0%" style:font-name="Bookman BT S.O.Cist.:onum" fo:font-size="11pt" officeooo:rsid="002c40c4" style:letter-kerning="true" style:font-name-asian="Songti SC" style:font-size-asian="11pt" style:font-name-complex="Arial Unicode MS" style:font-size-complex="11pt"/>
    </style:style>
    <style:style style:name="T196" style:family="text">
      <style:text-properties style:use-window-font-color="true" loext:opacity="0%" style:font-name="Bookman BT S.O.Cist.:onum" fo:font-size="11pt" officeooo:rsid="0033804c" style:letter-kerning="true" style:font-name-asian="Songti SC" style:font-size-asian="11pt" style:font-name-complex="Arial Unicode MS" style:font-size-complex="11pt"/>
    </style:style>
    <style:style style:name="T197" style:family="text">
      <style:text-properties style:use-window-font-color="true" loext:opacity="0%" style:font-name="Bookman BT S.O.Cist.:onum" fo:font-size="11pt" officeooo:rsid="003905cb" style:letter-kerning="true" style:font-name-asian="Songti SC" style:font-size-asian="11pt" style:font-name-complex="Arial Unicode MS" style:font-size-complex="11pt"/>
    </style:style>
    <style:style style:name="T198" style:family="text">
      <style:text-properties style:use-window-font-color="true" loext:opacity="0%" style:font-name="Bookman BT S.O.Cist.:onum" fo:font-size="11pt" officeooo:rsid="00546908" style:letter-kerning="true" style:font-name-asian="Songti SC" style:font-size-asian="11pt" style:font-name-complex="Arial Unicode MS" style:font-size-complex="11pt"/>
    </style:style>
    <style:style style:name="T199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200" style:family="text">
      <style:text-properties style:use-window-font-color="true" loext:opacity="0%" fo:language="cs" fo:country="CZ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201" style:family="text">
      <style:text-properties style:use-window-font-color="true" loext:opacity="0%" fo:language="cs" fo:country="CZ" officeooo:rsid="003cd1ed" style:letter-kerning="true" style:font-name-asian="Songti SC" style:language-asian="zh" style:country-asian="CN" style:font-name-complex="Arial Unicode MS" style:language-complex="hi" style:country-complex="IN"/>
    </style:style>
    <style:style style:name="T202" style:family="text">
      <style:text-properties style:use-window-font-color="true" loext:opacity="0%" fo:language="cs" fo:country="CZ" officeooo:rsid="003ec540" style:letter-kerning="true" style:font-name-asian="Songti SC" style:language-asian="zh" style:country-asian="CN" style:font-name-complex="Arial Unicode MS" style:language-complex="hi" style:country-complex="IN"/>
    </style:style>
    <style:style style:name="T203" style:family="text">
      <style:text-properties style:use-window-font-color="true" loext:opacity="0%" fo:language="cs" fo:country="CZ" officeooo:rsid="004ad105" style:letter-kerning="true" style:font-name-asian="Songti SC" style:language-asian="zh" style:country-asian="CN" style:font-name-complex="Arial Unicode MS" style:language-complex="hi" style:country-complex="IN"/>
    </style:style>
    <style:style style:name="T204" style:family="text">
      <style:text-properties style:use-window-font-color="true" loext:opacity="0%" fo:font-weight="normal" officeooo:rsid="002fc825" style:letter-kerning="true" style:font-name-asian="Songti SC" style:language-asian="zh" style:country-asian="CN" style:font-weight-asian="normal" style:font-name-complex="Arial Unicode MS" style:language-complex="hi" style:country-complex="IN" style:font-weight-complex="normal"/>
    </style:style>
    <style:style style:name="T205" style:family="text">
      <style:text-properties style:use-window-font-color="true" loext:opacity="0%" fo:font-weight="normal" officeooo:rsid="003f8781" style:letter-kerning="true" style:font-name-asian="Songti SC" style:font-weight-asian="normal" style:font-name-complex="Arial Unicode MS" style:font-weight-complex="normal"/>
    </style:style>
    <style:style style:name="T206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207" style:family="text">
      <style:text-properties style:use-window-font-color="true" loext:opacity="0%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208" style:family="text">
      <style:text-properties fo:language="en" fo:country="US" fo:font-style="italic" style:language-asian="zh" style:country-asian="CN" style:font-style-asian="italic" style:language-complex="hi" style:country-complex="IN" style:font-style-complex="italic"/>
    </style:style>
    <style:style style:name="T209" style:family="text">
      <style:text-properties fo:language="en" fo:country="US" style:language-asian="zh" style:country-asian="CN" style:language-complex="hi" style:country-complex="IN"/>
    </style:style>
    <style:style style:name="T210" style:family="text">
      <style:text-properties fo:language="en" fo:country="US" officeooo:rsid="001f57ae"/>
    </style:style>
    <style:style style:name="T211" style:family="text">
      <style:text-properties fo:font-style="normal" style:font-style-asian="normal" style:font-style-complex="normal"/>
    </style:style>
    <style:style style:name="T212" style:family="text">
      <style:text-properties fo:font-style="normal" officeooo:rsid="002c40c4" style:font-style-asian="normal" style:font-style-complex="normal"/>
    </style:style>
    <style:style style:name="T213" style:family="text">
      <style:text-properties fo:font-size="8pt" fo:font-style="normal" style:font-size-asian="8pt" style:font-style-asian="normal" style:font-size-complex="10pt" style:font-style-complex="normal"/>
    </style:style>
    <style:style style:name="T214" style:family="text">
      <style:text-properties fo:font-size="8pt" fo:font-style="normal" style:font-size-asian="10pt" style:font-style-asian="normal" style:font-size-complex="10pt" style:font-style-complex="normal"/>
    </style:style>
    <style:style style:name="T215" style:family="text">
      <style:text-properties fo:font-size="8pt" style:font-size-asian="10pt" style:font-size-complex="10pt"/>
    </style:style>
    <style:style style:name="T216" style:family="text">
      <style:text-properties fo:font-size="8pt" officeooo:rsid="00239fa9" style:font-size-asian="10pt" style:font-size-complex="10pt"/>
    </style:style>
    <style:style style:name="T217" style:family="text">
      <style:text-properties fo:font-size="8pt" officeooo:rsid="002d5d28" style:font-size-asian="10pt" style:font-size-complex="10pt"/>
    </style:style>
    <style:style style:name="T218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219" style:family="text">
      <style:text-properties fo:language="es" fo:country="ES"/>
    </style:style>
    <style:style style:name="T220" style:family="text">
      <style:text-properties fo:language="es" fo:country="ES" fo:font-weight="bold" style:font-weight-asian="bold" style:font-weight-complex="bold"/>
    </style:style>
    <style:style style:name="T221" style:family="text">
      <style:text-properties style:font-name="Liberation Sans" fo:language="cs" fo:country="CZ"/>
    </style:style>
    <style:style style:name="T222" style:family="text">
      <style:text-properties style:font-name="Liberation Sans" fo:font-size="9pt" fo:language="es" fo:country="ES" style:font-size-asian="9pt" style:font-size-complex="9pt"/>
    </style:style>
    <style:style style:name="T223" style:family="text">
      <style:text-properties fo:color="#373637" loext:opacity="100%" fo:language="cs" fo:country="CZ"/>
    </style:style>
    <style:style style:name="T224" style:family="text">
      <style:text-properties fo:font-weight="normal" style:font-weight-asian="normal" style:font-weight-complex="normal"/>
    </style:style>
    <style:style style:name="T225" style:family="text">
      <style:text-properties fo:font-weight="normal" officeooo:rsid="003f8781" style:font-weight-asian="normal" style:font-weight-complex="normal"/>
    </style:style>
    <style:style style:name="T226" style:family="text">
      <style:text-properties fo:font-weight="normal" officeooo:rsid="00486fab" style:font-weight-asian="normal" style:font-weight-complex="normal"/>
    </style:style>
    <style:style style:name="T227" style:family="text">
      <style:text-properties fo:font-weight="normal" officeooo:rsid="00546908" style:font-weight-asian="normal" style:font-weight-complex="normal"/>
    </style:style>
    <style:style style:name="T228" style:family="text">
      <style:text-properties fo:font-weight="normal" style:language-asian="zh" style:country-asian="CN" style:font-weight-asian="normal" style:language-complex="hi" style:country-complex="IN" style:font-weight-complex="normal"/>
    </style:style>
    <style:style style:name="T229" style:family="text">
      <style:text-properties fo:font-weight="normal" officeooo:rsid="002fc825" style:language-asian="zh" style:country-asian="CN" style:font-weight-asian="normal" style:language-complex="hi" style:country-complex="IN" style:font-weight-complex="normal"/>
    </style:style>
    <style:style style:name="T230" style:family="text">
      <style:text-properties fo:background-color="transparent" loext:char-shading-value="0" style:language-asian="zh" style:country-asian="CN" style:language-complex="hi" style:country-complex="IN"/>
    </style:style>
    <style:style style:name="T231" style:family="text">
      <style:text-properties style:language-asian="zh" style:country-asian="CN" style:language-complex="hi" style:country-complex="IN"/>
    </style:style>
    <style:style style:name="T232" style:family="text">
      <style:text-properties officeooo:rsid="00239fa9" style:language-asian="zh" style:country-asian="CN" style:language-complex="hi" style:country-complex="IN"/>
    </style:style>
    <style:style style:name="T233" style:family="text">
      <style:text-properties officeooo:rsid="002f100e" style:language-asian="zh" style:country-asian="CN" style:language-complex="hi" style:country-complex="IN"/>
    </style:style>
    <style:style style:name="T234" style:family="text">
      <style:text-properties fo:color="#000000" loext:opacity="100%" style:letter-kerning="true" fo:background-color="transparent" loext:char-shading-value="0" style:font-name-asian="Songti SC" style:language-asian="zh" style:country-asian="CN" style:font-name-complex="Arial Unicode MS" style:language-complex="hi" style:country-complex="IN"/>
    </style:style>
    <style:style style:name="T235" style:family="text">
      <style:text-properties style:font-name-asian="Songti SC" style:language-asian="zh" style:country-asian="CN" style:font-name-complex="Arial Unicode MS" style:language-complex="hi" style:country-complex="IN"/>
    </style:style>
    <style:style style:name="T236" style:family="text">
      <style:text-properties officeooo:rsid="001eb9ef"/>
    </style:style>
    <style:style style:name="T237" style:family="text">
      <style:text-properties fo:font-weight="bold" style:font-weight-asian="bold" style:font-weight-complex="bold"/>
    </style:style>
    <style:style style:name="T238" style:family="text">
      <style:text-properties fo:font-weight="bold" officeooo:rsid="001eb9ef" style:font-weight-asian="bold" style:font-weight-complex="bold"/>
    </style:style>
    <style:style style:name="T239" style:family="text">
      <style:text-properties fo:font-weight="bold" officeooo:rsid="00294ddc" style:font-weight-asian="bold" style:font-weight-complex="bold"/>
    </style:style>
    <style:style style:name="T240" style:family="text">
      <style:text-properties fo:font-weight="bold" officeooo:rsid="004f7a48" style:font-weight-asian="bold" style:font-weight-complex="bold"/>
    </style:style>
    <style:style style:name="T241" style:family="text">
      <style:text-properties fo:font-weight="bold" officeooo:rsid="00546908" style:font-weight-asian="bold" style:font-weight-complex="bold"/>
    </style:style>
    <style:style style:name="T242" style:family="text">
      <style:text-properties officeooo:rsid="001f45c4"/>
    </style:style>
    <style:style style:name="T243" style:family="text">
      <style:text-properties officeooo:rsid="001f57ae"/>
    </style:style>
    <style:style style:name="T244" style:family="text">
      <style:text-properties officeooo:rsid="0020f1ae"/>
    </style:style>
    <style:style style:name="T245" style:family="text">
      <style:text-properties style:text-position="super 58%" fo:font-weight="bold" officeooo:rsid="00294ddc" style:font-weight-asian="bold" style:font-weight-complex="bold"/>
    </style:style>
    <style:style style:name="T246" style:family="text">
      <style:text-properties style:text-position="super 58%" officeooo:rsid="004b9b06"/>
    </style:style>
    <style:style style:name="T247" style:family="text">
      <style:text-properties officeooo:rsid="00239fa9"/>
    </style:style>
    <style:style style:name="T248" style:family="text">
      <style:text-properties officeooo:rsid="0024a50c"/>
    </style:style>
    <style:style style:name="T249" style:family="text">
      <style:text-properties officeooo:rsid="00290ed9"/>
    </style:style>
    <style:style style:name="T250" style:family="text">
      <style:text-properties fo:language="it" fo:country="IT" fo:font-style="italic" style:language-asian="zh" style:country-asian="CN" style:font-style-asian="italic" style:language-complex="hi" style:country-complex="IN" style:font-style-complex="italic"/>
    </style:style>
    <style:style style:name="T251" style:family="text">
      <style:text-properties fo:language="it" fo:country="IT" fo:font-style="italic" officeooo:rsid="001f57ae" style:language-asian="zh" style:country-asian="CN" style:font-style-asian="italic" style:language-complex="hi" style:country-complex="IN" style:font-style-complex="italic"/>
    </style:style>
    <style:style style:name="T252" style:family="text">
      <style:text-properties fo:language="it" fo:country="IT" fo:font-style="italic" officeooo:rsid="001f45c4" style:font-style-asian="italic" style:font-style-complex="italic"/>
    </style:style>
    <style:style style:name="T253" style:family="text">
      <style:text-properties fo:language="it" fo:country="IT" fo:font-style="italic" officeooo:rsid="001f57ae" style:font-style-asian="italic" style:font-style-complex="italic"/>
    </style:style>
    <style:style style:name="T254" style:family="text">
      <style:text-properties officeooo:rsid="00294ddc"/>
    </style:style>
    <style:style style:name="T255" style:family="text">
      <style:text-properties officeooo:rsid="0029dc43"/>
    </style:style>
    <style:style style:name="T256" style:family="text">
      <style:text-properties officeooo:rsid="002bade3"/>
    </style:style>
    <style:style style:name="T257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letter-kerning="true" style:text-blinking="false" style:font-name-asian="Songti SC" style:language-asian="zh" style:country-asian="CN" style:font-name-complex="Arial Unicode MS" style:language-complex="hi" style:country-complex="IN" loext:padding="0in" loext:border="none"/>
    </style:style>
    <style:style style:name="T258" style:family="text">
      <style:text-properties fo:font-variant="normal" fo:text-transform="none" style:use-window-font-color="true" loext:opacity="0%" style:text-line-through-style="none" style:text-line-through-type="none" fo:letter-spacing="normal" fo:language="de" fo:country="DE" fo:font-style="italic" style:text-underline-style="none" fo:font-weight="normal" style:letter-kerning="true" style:text-blinking="false" style:font-name-asian="Songti SC" style:language-asian="zh" style:country-asian="CN" style:font-style-asian="italic" style:font-name-complex="Arial Unicode MS" style:language-complex="hi" style:country-complex="IN" style:font-style-complex="italic" loext:padding="0in" loext:border="none"/>
    </style:style>
    <style:style style:name="T259" style:family="text">
      <style:text-properties fo:font-variant="normal" fo:text-transform="none" style:use-window-font-color="true" loext:opacity="0%" style:text-line-through-style="none" style:text-line-through-type="none" style:font-name="Linux Libertine S.O.Cist." fo:font-size="10pt" fo:letter-spacing="normal" fo:language="cs" fo:country="CZ" fo:font-style="normal" style:text-underline-style="none" fo:font-weight="normal" style:letter-kerning="true" style:text-blinking="false" style:font-name-asian="Songti SC" style:font-size-asian="10pt" style:language-asian="zh" style:country-asian="CN" style:font-name-complex="Arial Unicode MS" style:font-size-complex="10pt" style:language-complex="hi" style:country-complex="IN" loext:padding="0in" loext:border="none"/>
    </style:style>
    <style:style style:name="T260" style:family="text">
      <style:text-properties fo:font-variant="normal" fo:text-transform="none" style:use-window-font-color="true" loext:opacity="0%" fo:letter-spacing="normal" fo:font-style="normal" fo:font-weight="normal" officeooo:rsid="00309aa6" style:letter-kerning="true" style:font-name-asian="Songti SC" style:font-name-complex="Arial Unicode MS"/>
    </style:style>
    <style:style style:name="T261" style:family="text">
      <style:text-properties fo:font-variant="normal" fo:text-transform="none" style:use-window-font-color="true" loext:opacity="0%" fo:letter-spacing="normal" fo:font-style="normal" fo:font-weight="normal" officeooo:rsid="00309aa6" style:letter-kerning="true" style:font-name-asian="Songti SC" style:language-asian="zh" style:country-asian="CN" style:font-name-complex="Arial Unicode MS" style:language-complex="hi" style:country-complex="IN"/>
    </style:style>
    <style:style style:name="T262" style:family="text">
      <style:text-properties officeooo:rsid="002c3f1e"/>
    </style:style>
    <style:style style:name="T263" style:family="text">
      <style:text-properties officeooo:rsid="002c40c4"/>
    </style:style>
    <style:style style:name="T264" style:family="text">
      <style:text-properties officeooo:rsid="002d5d28"/>
    </style:style>
    <style:style style:name="T265" style:family="text">
      <style:text-properties officeooo:rsid="002d84b1"/>
    </style:style>
    <style:style style:name="T266" style:family="text">
      <style:text-properties officeooo:rsid="002f100e"/>
    </style:style>
    <style:style style:name="T267" style:family="text">
      <style:text-properties fo:language="en" fo:country="GB" style:language-asian="zh" style:country-asian="CN" style:language-complex="hi" style:country-complex="IN"/>
    </style:style>
    <style:style style:name="T268" style:family="text">
      <style:text-properties fo:language="en" fo:country="GB" fo:font-style="italic" style:language-asian="zh" style:country-asian="CN" style:font-style-asian="italic" style:language-complex="hi" style:country-complex="IN" style:font-style-complex="italic"/>
    </style:style>
    <style:style style:name="T269" style:family="text">
      <style:text-properties officeooo:rsid="002fc825"/>
    </style:style>
    <style:style style:name="T270" style:family="text">
      <style:text-properties officeooo:rsid="00309aa6"/>
    </style:style>
    <style:style style:name="T271" style:family="text">
      <style:text-properties officeooo:rsid="00315b3c"/>
    </style:style>
    <style:style style:name="T272" style:family="text">
      <style:text-properties officeooo:rsid="0033804c"/>
    </style:style>
    <style:style style:name="T273" style:family="text">
      <style:text-properties officeooo:rsid="0033f914"/>
    </style:style>
    <style:style style:name="T274" style:family="text">
      <style:text-properties officeooo:rsid="00358e0a"/>
    </style:style>
    <style:style style:name="T275" style:family="text">
      <style:text-properties officeooo:rsid="00359283"/>
    </style:style>
    <style:style style:name="T276" style:family="text">
      <style:text-properties officeooo:rsid="003ad15b"/>
    </style:style>
    <style:style style:name="T277" style:family="text">
      <style:text-properties officeooo:rsid="003cd1ed"/>
    </style:style>
    <style:style style:name="T278" style:family="text">
      <style:text-properties officeooo:rsid="003f8781"/>
    </style:style>
    <style:style style:name="T279" style:family="text">
      <style:text-properties officeooo:rsid="00440e1f"/>
    </style:style>
    <style:style style:name="T280" style:family="text">
      <style:text-properties officeooo:rsid="0045df7a"/>
    </style:style>
    <style:style style:name="T281" style:family="text">
      <style:text-properties officeooo:rsid="00465410"/>
    </style:style>
    <style:style style:name="T282" style:family="text">
      <style:text-properties officeooo:rsid="00471690"/>
    </style:style>
    <style:style style:name="T283" style:family="text">
      <style:text-properties officeooo:rsid="0049b045"/>
    </style:style>
    <style:style style:name="T284" style:family="text">
      <style:text-properties officeooo:rsid="004ad105"/>
    </style:style>
    <style:style style:name="T285" style:family="text">
      <style:text-properties officeooo:rsid="004b9b06"/>
    </style:style>
    <style:style style:name="T286" style:family="text">
      <style:text-properties officeooo:rsid="004eaa06"/>
    </style:style>
    <style:style style:name="T287" style:family="text">
      <style:text-properties officeooo:rsid="004f7a48"/>
    </style:style>
    <style:style style:name="T288" style:family="text">
      <style:text-properties officeooo:rsid="00513f06"/>
    </style:style>
    <style:style style:name="T289" style:family="text">
      <style:text-properties officeooo:rsid="00532464"/>
    </style:style>
    <style:style style:name="T290" style:family="text">
      <style:text-properties officeooo:rsid="0053f127"/>
    </style:style>
    <style:style style:name="T291" style:family="text">
      <style:text-properties officeooo:rsid="00546908"/>
    </style:style>
    <style:style style:name="T292" style:family="text">
      <style:text-properties officeooo:rsid="0054d97a"/>
    </style:style>
    <style:style style:name="T293" style:family="text">
      <style:text-properties officeooo:rsid="005611a3"/>
    </style:style>
    <style:style style:name="T294" style:family="text">
      <style:text-properties officeooo:rsid="005624ab"/>
    </style:style>
    <style:style style:name="T295" style:family="text">
      <style:text-properties officeooo:rsid="00578e6f"/>
    </style:style>
    <style:style style:name="T296" style:family="text">
      <style:text-properties officeooo:rsid="0057d0e1"/>
    </style:style>
    <style:style style:name="T297" style:family="text">
      <style:text-properties officeooo:rsid="0058f4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5. <text:span text:style-name="T193">č</text:span><text:span text:style-name="T197">ervna</text:span>.</text:p>
      <text:p text:style-name="P51"><text:span text:style-name="T278">Na z</text:span><text:span text:style-name="T147">ámku Borsut u Liège</text:span>, <text:span text:style-name="T278">je</text:span><text:span text:style-name="T147">ž byl dočasným útočištěm trapistických mnišek</text:span>, <text:span text:style-name="T278">roku </text:span>1816<text:span text:style-name="T147"> v Pánu zbožně zesnul Důstojný Pán </text:span><text:span text:style-name="T170">Eugène</text:span><text:span text:style-name="T56"> Bonhomme de la Prade</text:span><text:span text:style-name="T237"> </text:span><text:span text:style-name="T225">[</text:span><text:span text:style-name="Menologium_20_-_20_pronuntiatio"><text:span text:style-name="T225">eu</text:span></text:span><text:span text:style-name="Menologium_20_-_20_pronuntiatio"><text:span text:style-name="T205">žén bonom de la prád’</text:span></text:span><text:span text:style-name="T225">]</text:span>, <text:span text:style-name="T278">Opat</text:span>. <text:span text:style-name="T279">Jako</text:span><text:span text:style-name="T148"> chlapec </text:span><text:span text:style-name="T155">z šlechtického </text:span><text:span text:style-name="T162">původu</text:span><text:span text:style-name="T155"> </text:span><text:span text:style-name="T148">měl za vlády Ludvíka XVI. být</text:span><text:span text:style-name="T162">i</text:span><text:span text:style-name="T148"> přijat do královské armády a stát se vojenským důstojníkem</text:span>;<text:span text:style-name="T148"> zvolil si však vstup do kláštera Panny Marie z </text:span>Trapp<text:span text:style-name="T279">y, a byl zrovna novicem, kdy</text:span><text:span text:style-name="T148">ž byli v roce </text:span>1791<text:span text:style-name="T279"> mni</text:span><text:span text:style-name="T148">ši vyhnáni, a vydali se na cestu do vyhnanství</text:span>. <text:span text:style-name="T280">Hned je tedy n</text:span><text:span text:style-name="T149">ásledoval, a v klášteře </text:span><text:span text:style-name="T171">La Valsainte</text:span><text:span text:style-name="T171"><text:note text:id="ftn0" text:note-class="footnote"><text:note-citation>1</text:note-citation><text:note-body><text:p text:style-name="P53"><text:span text:style-name="Menologium_20_-_20_commentarium"><text:span text:style-name="T52">La Valsainte</text:span></text:span><text:span text:style-name="Menologium_20_-_20_commentarium"><text:span text:style-name="T211"> (</text:span></text:span><text:span text:style-name="Menologium_20_-_20_commentarium"><text:span text:style-name="T214">lat.</text:span></text:span><text:span text:style-name="Menologium_20_-_20_commentarium"><text:span text:style-name="T211"> </text:span></text:span><text:span text:style-name="Menologium_20_-_20_commentarium"><text:span text:style-name="T9">Vallis Sancta</text:span></text:span><text:span text:style-name="Menologium_20_-_20_commentarium"><text:span text:style-name="T211">), Kartouza v distriktu Gruyère (</text:span></text:span><text:span text:style-name="Menologium_20_-_20_commentarium"><text:span text:style-name="T66">Š</text:span></text:span><text:span text:style-name="Menologium_20_-_20_commentarium"><text:span text:style-name="T113">v</text:span></text:span><text:span text:style-name="Menologium_20_-_20_commentarium"><text:span text:style-name="T66">ý</text:span></text:span><text:span text:style-name="Menologium_20_-_20_commentarium"><text:span text:style-name="T113">carsko), zalo</text:span></text:span><text:span text:style-name="Menologium_20_-_20_commentarium"><text:span text:style-name="T66">ž</text:span></text:span><text:span text:style-name="Menologium_20_-_20_commentarium"><text:span text:style-name="T113">en</text:span></text:span><text:span text:style-name="Menologium_20_-_20_commentarium"><text:span text:style-name="T66">á</text:span></text:span><text:span text:style-name="Menologium_20_-_20_commentarium"><text:span text:style-name="T113"> </text:span></text:span><text:span text:style-name="Menologium_20_-_20_commentarium"><text:span text:style-name="T66">1295, zrušená 1778, v roce 1791 </text:span></text:span><text:span text:style-name="Menologium_20_-_20_commentarium"><text:span text:style-name="T67">pak </text:span></text:span><text:span text:style-name="Menologium_20_-_20_commentarium"><text:span text:style-name="T66">sloužila jako útočiště trapistům, kteří byli vyhnáni z </text:span></text:span><text:span text:style-name="Menologium_20_-_20_commentarium"><text:span text:style-name="T59">La Trappe</text:span></text:span><text:span text:style-name="Menologium_20_-_20_commentarium"><text:span text:style-name="T66">, ti ovšem museli v roce 1798 </text:span></text:span><text:span text:style-name="Menologium_20_-_20_commentarium"><text:span text:style-name="T67">opět </text:span></text:span><text:span text:style-name="Menologium_20_-_20_commentarium"><text:span text:style-name="T66">odejít, pak se několikrát vrátili a byli vyhnáni, </text:span></text:span><text:span text:style-name="Menologium_20_-_20_commentarium"><text:span text:style-name="T67">až</text:span></text:span><text:span text:style-name="Menologium_20_-_20_commentarium"><text:span text:style-name="T66"> se sem nakonec v roce 1863 opět vrátili kartusiáni, a žijí zde dodnes.</text:span></text:span></text:p></text:note-body></text:note></text:span><text:span text:style-name="T149"> </text:span><text:span text:style-name="T153">[</text:span><text:span text:style-name="Menologium_20_-_20_pronuntiatio"><text:span text:style-name="T106">valsént</text:span></text:span><text:span text:style-name="T153">] </text:span><text:span text:style-name="T150">byl po své profesi jmenován pod-novicmistrem</text:span>; <text:span text:style-name="T281">pot</text:span><text:span text:style-name="T150">é se </text:span><text:span text:style-name="T151">v </text:span><text:span text:style-name="T150">malé komunitě, jež přebývala ve Vestfálsku, stal dokonce Představeným</text:span>. <text:span text:style-name="T282">Tento </text:span><text:span text:style-name="T151">úřad její správy až k smrti naplnil tou nejvyšší láskou, pokorou a mírností, na sebe však byl převelice tvrdý a přísný</text:span>. <text:span text:style-name="T282">Kdy</text:span><text:span text:style-name="T151">ž byl klášter v Darfeldu</text:span><text:span text:style-name="T151"><text:note text:id="ftn44" text:note-class="footnote"><text:note-citation>2</text:note-citation><text:note-body><text:p text:style-name="P54"><text:span text:style-name="Menologium_20_-_20_commentarium"><text:span text:style-name="T218">Darfeld</text:span></text:span><text:span text:style-name="Menologium_20_-_20_commentarium">, n</text:span><text:span text:style-name="Menologium_20_-_20_commentarium"><text:span text:style-name="T59">ěmecké </text:span></text:span><text:span text:style-name="Menologium_20_-_20_commentarium">m</text:span><text:span text:style-name="Menologium_20_-_20_commentarium"><text:span text:style-name="T59">ěstečko nedaleko </text:span></text:span><text:span text:style-name="Menologium_20_-_20_commentarium"><text:span text:style-name="T70">Münster</text:span></text:span><text:span text:style-name="Menologium_20_-_20_commentarium"><text:span text:style-name="T71">u</text:span></text:span><text:span text:style-name="Menologium_20_-_20_commentarium"><text:span text:style-name="T59"> (</text:span></text:span><text:span text:style-name="Menologium_20_-_20_commentarium">Vestf</text:span><text:span text:style-name="Menologium_20_-_20_commentarium"><text:span text:style-name="T91">álsko). V letech 1795-1825 tam nov</text:span></text:span><text:span text:style-name="Menologium_20_-_20_commentarium"><text:span text:style-name="T59">ě vystavěný klášter v části města Rosenthal</text:span></text:span><text:span text:style-name="Menologium_20_-_20_commentarium"><text:span text:style-name="T91"> slou</text:span></text:span><text:span text:style-name="Menologium_20_-_20_commentarium"><text:span text:style-name="T59">ž</text:span></text:span><text:span text:style-name="Menologium_20_-_20_commentarium"><text:span text:style-name="T91">il jako </text:span></text:span><text:span text:style-name="Menologium_20_-_20_commentarium"><text:span text:style-name="T59">ú</text:span></text:span><text:span text:style-name="Menologium_20_-_20_commentarium"><text:span text:style-name="T91">to</text:span></text:span><text:span text:style-name="Menologium_20_-_20_commentarium"><text:span text:style-name="T59">č</text:span></text:span><text:span text:style-name="Menologium_20_-_20_commentarium"><text:span text:style-name="T91">i</text:span></text:span><text:span text:style-name="Menologium_20_-_20_commentarium"><text:span text:style-name="T59">š</text:span></text:span><text:span text:style-name="Menologium_20_-_20_commentarium"><text:span text:style-name="T91">t</text:span></text:span><text:span text:style-name="Menologium_20_-_20_commentarium"><text:span text:style-name="T59">ě</text:span></text:span><text:span text:style-name="Menologium_20_-_20_commentarium"><text:span text:style-name="T91"> trapist</text:span></text:span><text:span text:style-name="Menologium_20_-_20_commentarium"><text:span text:style-name="T59">ů</text:span></text:span><text:span text:style-name="Menologium_20_-_20_commentarium"><text:span text:style-name="T91">m a trapistk</text:span></text:span><text:span text:style-name="Menologium_20_-_20_commentarium"><text:span text:style-name="T59">ám </text:span></text:span><text:span text:style-name="Menologium_20_-_20_commentarium"><text:span text:style-name="T91">vyhnan</text:span></text:span><text:span text:style-name="Menologium_20_-_20_commentarium"><text:span text:style-name="T59">ý</text:span></text:span><text:span text:style-name="Menologium_20_-_20_commentarium"><text:span text:style-name="T91">m z Francie a Ruska.</text:span></text:span></text:p></text:note-body></text:note></text:span><text:span text:style-name="T151"> </text:span><text:span text:style-name="T152">ze zvláštních důvodů</text:span><text:span text:style-name="T152"><text:note text:id="ftn45" text:note-class="footnote"><text:note-citation>3</text:note-citation><text:note-body><text:p text:style-name="P54"><text:span text:style-name="Menologium_20_-_20_commentarium">Se</text:span><text:span text:style-name="Menologium_20_-_20_commentarium"><text:span text:style-name="T91">šli se tam najednou trapist</text:span></text:span><text:span text:style-name="Menologium_20_-_20_commentarium"><text:span text:style-name="T59">é</text:span></text:span><text:span text:style-name="Menologium_20_-_20_commentarium"><text:span text:style-name="T91"> z cel</text:span></text:span><text:span text:style-name="Menologium_20_-_20_commentarium"><text:span text:style-name="T59">é</text:span></text:span><text:span text:style-name="Menologium_20_-_20_commentarium"><text:span text:style-name="T91"> Francie a Ruska.</text:span></text:span></text:p></text:note-body></text:note></text:span><text:span text:style-name="T152"> vztyčen jako opatství </text:span><text:span text:style-name="T5">sui juris</text:span>, <text:span text:style-name="T41">Dom Eugène</text:span> <text:span text:style-name="T225">[</text:span><text:span text:style-name="Menologium_20_-_20_pronuntiatio"><text:span text:style-name="T225">eu</text:span></text:span><text:span text:style-name="Menologium_20_-_20_pronuntiatio"><text:span text:style-name="T205">žén</text:span></text:span><text:span text:style-name="T225">] </text:span><text:span text:style-name="T226">byl jednomysln</text:span><text:span text:style-name="T183">ě zvolen Opatem</text:span>. <text:span text:style-name="T283">Uposlechl tak</text:span><text:span text:style-name="T154">é nařízení Papeže Pia VII., jejž navštívil v jeho zajetí</text:span>,<text:note text:id="ftn46" text:note-class="footnote"><text:note-citation>4</text:note-citation><text:note-body><text:p text:style-name="P55"><text:span text:style-name="Menologium_20_-_20_commentarium">Napoleon unesl Pia VII. v roce 1809 do Francie, nejprve jej dr</text:span><text:span text:style-name="Menologium_20_-_20_commentarium"><text:span text:style-name="T59">ž</text:span></text:span><text:span text:style-name="Menologium_20_-_20_commentarium"><text:span text:style-name="T91">el v Savon</text:span></text:span><text:span text:style-name="Menologium_20_-_20_commentarium"><text:span text:style-name="T59">ě</text:span></text:span><text:span text:style-name="Menologium_20_-_20_commentarium"><text:span text:style-name="T91"> (u</text:span></text:span><text:span text:style-name="Menologium_20_-_20_commentarium"><text:span text:style-name="T59"> </text:span></text:span><text:span text:style-name="Menologium_20_-_20_commentarium"><text:span text:style-name="T91">Janova), pak jej v roce 1812 p</text:span></text:span><text:span text:style-name="Menologium_20_-_20_commentarium"><text:span text:style-name="T59">ř</text:span></text:span><text:span text:style-name="Menologium_20_-_20_commentarium"><text:span text:style-name="T91">em</text:span></text:span><text:span text:style-name="Menologium_20_-_20_commentarium"><text:span text:style-name="T59">í</text:span></text:span><text:span text:style-name="Menologium_20_-_20_commentarium"><text:span text:style-name="T91">stil do Fontainebleau, nakonec jej v roce 1814 propustil. </text:span></text:span><text:span text:style-name="Menologium_20_-_20_commentarium"><text:span text:style-name="T102">V roce 1813 se s n</text:span></text:span><text:span text:style-name="Menologium_20_-_20_commentarium"><text:span text:style-name="T64">í</text:span></text:span><text:span text:style-name="Menologium_20_-_20_commentarium"><text:span text:style-name="T102">m setkal Dom </text:span></text:span><text:span text:style-name="Menologium_20_-_20_commentarium"><text:span text:style-name="T203">Eugène.</text:span></text:span></text:p></text:note-body></text:note> <text:span text:style-name="T284">s v</text:span><text:span text:style-name="T155">ýjimkou novinek zavedených v </text:span><text:span text:style-name="T180">La Valsainte</text:span><text:span text:style-name="T155">,</text:span> <text:span text:style-name="T284">a op</text:span><text:span text:style-name="T155">ět použil Konstituce Opata </text:span><text:span text:style-name="T41">de Rancé</text:span> <text:span text:style-name="T284">[d</text:span><text:span text:style-name="Menologium_20_-_20_pronuntiatio"><text:span text:style-name="T284">’</text:span></text:span><text:span text:style-name="Menologium_20_-_20_pronuntiatio"><text:span text:style-name="T206"> </text:span></text:span><text:span text:style-name="Menologium_20_-_20_pronuntiatio"><text:span text:style-name="T284">rãns</text:span></text:span><text:span text:style-name="Menologium_20_-_20_pronuntiatio"><text:span text:style-name="T107">é</text:span></text:span><text:span text:style-name="T284">]</text:span>. <text:span text:style-name="T284">Kdy</text:span><text:span text:style-name="T155">ž se pak v roce </text:span>1814 <text:span text:style-name="T284">Francie op</text:span><text:span text:style-name="T155">ět otevřela pro řeholníky</text:span>, <text:span text:style-name="T284">z</text:span><text:span text:style-name="T155">ískal opatství Panny Marie z </text:span>Trapp<text:span text:style-name="T284">y</text:span>, <text:span text:style-name="T291">je</text:span><text:span text:style-name="T162">ž</text:span><text:span text:style-name="T156"> poté, co vybral peníze na jeho zakoupení</text:span>, <text:span text:style-name="T285">zcela dobrovoln</text:span><text:span text:style-name="T156">ě předal Domu </text:span>Augustino<text:span text:style-name="T285">vi, na jeho prosbu</text:span>. <text:span text:style-name="T41">Dom Eugène</text:span> <text:span text:style-name="T285">pak pot</text:span><text:span text:style-name="T156">é</text:span>, <text:span text:style-name="T285">co </text:span><text:span text:style-name="T156">část darfeldské komunity přemístil do kláštera v </text:span><text:span text:style-name="T172">Port-du-Salut</text:span><text:span text:style-name="T172"><text:note text:id="ftn47" text:note-class="footnote"><text:note-citation>5</text:note-citation><text:note-body><text:p text:style-name="P56"><text:span text:style-name="Menologium_20_-_20_commentarium"><text:span text:style-name="T48">Port-du-Salut</text:span></text:span><text:span text:style-name="Menologium_20_-_20_commentarium"> (</text:span><text:span text:style-name="Menologium_20_-_20_commentarium"><text:span text:style-name="T215">lat.</text:span></text:span><text:span text:style-name="Menologium_20_-_20_commentarium"> </text:span><text:span text:style-name="Menologium_20_-_20_commentarium"><text:span text:style-name="T3">Portus Salutis</text:span></text:span><text:span text:style-name="Menologium_20_-_20_commentarium">) je trapistick</text:span><text:span text:style-name="Menologium_20_-_20_commentarium"><text:span text:style-name="T59">ý </text:span></text:span><text:span text:style-name="Menologium_20_-_20_commentarium">kl</text:span><text:span text:style-name="Menologium_20_-_20_commentarium"><text:span text:style-name="T59">áš</text:span></text:span><text:span text:style-name="Menologium_20_-_20_commentarium"><text:span text:style-name="T91">ter v mal</text:span></text:span><text:span text:style-name="Menologium_20_-_20_commentarium"><text:span text:style-name="T59">é </text:span></text:span><text:span text:style-name="Menologium_20_-_20_commentarium"><text:span text:style-name="T91">obci Entrammes u Laval v severn</text:span></text:span><text:span text:style-name="Menologium_20_-_20_commentarium"><text:span text:style-name="T59">í Francii. Budovu už od 13. století obývají různé řeholní komunity, naposledy od roku 1707 řeholní kanovníci zrušení v roce 1791. V roce 1815 tam </text:span></text:span><text:span text:style-name="Menologium_20_-_20_commentarium"><text:span text:style-name="T199">Dom Eugène zalo</text:span></text:span><text:span text:style-name="Menologium_20_-_20_commentarium"><text:span text:style-name="T59">ž</text:span></text:span><text:span text:style-name="Menologium_20_-_20_commentarium"><text:span text:style-name="T199">il trapistick</text:span></text:span><text:span text:style-name="Menologium_20_-_20_commentarium"><text:span text:style-name="T59">é</text:span></text:span><text:span text:style-name="Menologium_20_-_20_commentarium"><text:span text:style-name="T199"> p</text:span></text:span><text:span text:style-name="Menologium_20_-_20_commentarium"><text:span text:style-name="T59">ř</text:span></text:span><text:span text:style-name="Menologium_20_-_20_commentarium"><text:span text:style-name="T199">evorstv</text:span></text:span><text:span text:style-name="Menologium_20_-_20_commentarium"><text:span text:style-name="T59">í</text:span></text:span><text:span text:style-name="Menologium_20_-_20_commentarium"><text:span text:style-name="T199">, kter</text:span></text:span><text:span text:style-name="Menologium_20_-_20_commentarium"><text:span text:style-name="T59">é</text:span></text:span><text:span text:style-name="Menologium_20_-_20_commentarium"><text:span text:style-name="T199"> Pius VII. rok nato pov</text:span></text:span><text:span text:style-name="Menologium_20_-_20_commentarium"><text:span text:style-name="T59">ýšil na opatství, jež existuje dodnes. </text:span></text:span></text:p></text:note-body></text:note></text:span><text:span text:style-name="T156"> [</text:span><text:span text:style-name="Menologium_20_-_20_pronuntiatio"><text:span text:style-name="T108">pór dü salü</text:span></text:span><text:span text:style-name="T156">]</text:span>, <text:span text:style-name="T285">t</text:span><text:span text:style-name="T156">řebaže byl těžce nemocný, pilně hledal příbytek i zbylé části</text:span>, <text:span text:style-name="T286">a ve sv</text:span><text:span text:style-name="T157">ých padesáti dvou letech na cestá</text:span><text:span text:style-name="T162">ch</text:span><text:span text:style-name="T157"> podlehl své nemoci i vyčerpanosti jako pravá oběť své lásky</text:span>. (Hag., n. 672).</text:p>
      <text:p text:style-name="P6"><text:soft-page-break/><text:span text:style-name="T287">V kl</text:span><text:span text:style-name="T158">ášteře Magerau</text:span><text:span text:style-name="T158"><text:note text:id="ftn48" text:note-class="footnote"><text:note-citation>6</text:note-citation><text:note-body><text:p text:style-name="P57"><text:span text:style-name="Menologium_20_-_20_commentarium"><text:span text:style-name="T3">Macraugia</text:span></text:span><text:span text:style-name="Menologium_20_-_20_commentarium"> (</text:span><text:span text:style-name="Menologium_20_-_20_commentarium"><text:span text:style-name="T215">francouzsky</text:span></text:span><text:span text:style-name="Menologium_20_-_20_commentarium"> </text:span><text:span text:style-name="Menologium_20_-_20_commentarium"><text:span text:style-name="T48">Abbaye de la Maigrauge</text:span></text:span><text:span text:style-name="Menologium_20_-_20_commentarium">; </text:span><text:span text:style-name="Menologium_20_-_20_commentarium"><text:span text:style-name="T215">n</text:span></text:span><text:span text:style-name="Menologium_20_-_20_commentarium"><text:span text:style-name="T89">ěmecky</text:span></text:span><text:span text:style-name="Menologium_20_-_20_commentarium"> </text:span><text:span text:style-name="Menologium_20_-_20_commentarium"><text:span text:style-name="T218">Abtei Magerau</text:span></text:span><text:span text:style-name="Menologium_20_-_20_commentarium">) je kl</text:span><text:span text:style-name="Menologium_20_-_20_commentarium"><text:span text:style-name="T59">áš</text:span></text:span><text:span text:style-name="Menologium_20_-_20_commentarium"><text:span text:style-name="T91">ter cistercia</text:span></text:span><text:span text:style-name="Menologium_20_-_20_commentarium"><text:span text:style-name="T59">č</text:span></text:span><text:span text:style-name="Menologium_20_-_20_commentarium"><text:span text:style-name="T91">ek ve </text:span></text:span><text:span text:style-name="Menologium_20_-_20_commentarium"><text:span text:style-name="T59">š</text:span></text:span><text:span text:style-name="Menologium_20_-_20_commentarium"><text:span text:style-name="T91">v</text:span></text:span><text:span text:style-name="Menologium_20_-_20_commentarium"><text:span text:style-name="T59">ý</text:span></text:span><text:span text:style-name="Menologium_20_-_20_commentarium"><text:span text:style-name="T91">carsk</text:span></text:span><text:span text:style-name="Menologium_20_-_20_commentarium"><text:span text:style-name="T59">é</text:span></text:span><text:span text:style-name="Menologium_20_-_20_commentarium"><text:span text:style-name="T91">m Fribourgu, zalo</text:span></text:span><text:span text:style-name="Menologium_20_-_20_commentarium"><text:span text:style-name="T59">ž</text:span></text:span><text:span text:style-name="Menologium_20_-_20_commentarium"><text:span text:style-name="T91">en</text:span></text:span><text:span text:style-name="Menologium_20_-_20_commentarium"><text:span text:style-name="T59">ý</text:span></text:span><text:span text:style-name="Menologium_20_-_20_commentarium"><text:span text:style-name="T91"> v roce 1255 </text:span></text:span><text:span text:style-name="Menologium_20_-_20_commentarium"><text:span text:style-name="T103">z</text:span></text:span><text:span text:style-name="Menologium_20_-_20_commentarium"><text:span text:style-name="T65"> </text:span></text:span><text:span text:style-name="Menologium_20_-_20_commentarium"><text:span text:style-name="T103">Hauterive, zru</text:span></text:span><text:span text:style-name="Menologium_20_-_20_commentarium"><text:span text:style-name="T65">š</text:span></text:span><text:span text:style-name="Menologium_20_-_20_commentarium"><text:span text:style-name="T103">en</text:span></text:span><text:span text:style-name="Menologium_20_-_20_commentarium"><text:span text:style-name="T65">ý</text:span></text:span><text:span text:style-name="Menologium_20_-_20_commentarium"><text:span text:style-name="T103"> v roce 1848, obnoven</text:span></text:span><text:span text:style-name="Menologium_20_-_20_commentarium"><text:span text:style-name="T65">ý</text:span></text:span><text:span text:style-name="Menologium_20_-_20_commentarium"><text:span text:style-name="T103"> v roce 1939.</text:span></text:span></text:p></text:note-body></text:note></text:span><text:span text:style-name="T158"> ve Švýcarsku</text:span>, <text:span text:style-name="T287">v roce </text:span>1615, <text:span text:style-name="T287">odchod mlad</text:span><text:span text:style-name="T158">é mnišky </text:span><text:span text:style-name="T237">Mari</text:span><text:span text:style-name="T240">e</text:span><text:span text:style-name="T237"> Reiff</text:span>. <text:span text:style-name="T288">Jako d</text:span><text:span text:style-name="T159">ítě byla sužována mnoha nemocemi</text:span>. <text:span text:style-name="T288">Kd</text:span><text:span text:style-name="T159">yž jako dospívající dívka toužila vstoupit do kláštera</text:span>, <text:span text:style-name="T289">a v t</text:span><text:span text:style-name="T160">é době měla již velmi slabý zrak</text:span>, <text:span text:style-name="T289">matce plna d</text:span><text:span text:style-name="T160">ůvěry tvrdila, že když vstoupí do kláštera, bude uzdravena</text:span>. <text:span text:style-name="T289">Co</text:span><text:span text:style-name="T160">ž se tehdy také okamžitě stalo</text:span>. <text:span text:style-name="T289">Tak</text:span><text:span text:style-name="T160">é hlas měla nemocný</text:span>, <text:span text:style-name="T289">usilovnou modlitbou a spr</text:span><text:span text:style-name="T160">ávným zpěvem </text:span><text:span text:style-name="T289">v ch</text:span><text:span text:style-name="T160">óru <text:s/>získala schopnost zpívat</text:span>. <text:span text:style-name="T289">P</text:span><text:span text:style-name="T160">řetěžká pokušení modlitbou i slzami přemohla</text:span>, <text:span text:style-name="T289">a kdy</text:span><text:span text:style-name="T160">ž měla přijmout mnišský hábit, viděla před sebou jít Krista zbroceného krví, jak nese svůj kříž</text:span>. <text:span text:style-name="T289">A zd</text:span><text:span text:style-name="T160">álo se, že ji zve, aby jej následovala</text:span>. <text:span text:style-name="T289">Kr</text:span><text:span text:style-name="T160">átce poté, co vstoupila do kláštera</text:span>, <text:span text:style-name="T289">z</text:span><text:span text:style-name="T160">ískala milost kontemplace</text:span>, <text:span text:style-name="T289">pozd</text:span><text:span text:style-name="T160">ěji byla také občerstvena viděními a byla spatřena v extatickém vytržení</text:span>. <text:span text:style-name="T132">Č</text:span><text:span text:style-name="T160">asto používala cilicium a důtky</text:span>; <text:span text:style-name="T290">b</text:span><text:span text:style-name="T161">ěžně se postila pouze o chlebu a vodě</text:span>, <text:span text:style-name="T290">co</text:span><text:span text:style-name="T161">ž dělávala především asi polovinu doby postní</text:span>. <text:span text:style-name="T290">Nakonec v</text:span><text:span text:style-name="T161">šak vyčerpána deseti měsíci horečky</text:span>, <text:span text:style-name="T290">svou p</text:span><text:span text:style-name="T161">řečistou duši s radostí navrátila Bohu ve věku 28 let</text:span>. (Hag., n. 552).</text:p>
      <text:p text:style-name="P6"/>
      <text:p text:style-name="P4">16. <text:span text:style-name="T193">č</text:span><text:span text:style-name="T198">ervna</text:span>.</text:p>
      <text:p text:style-name="P52"><text:span text:style-name="T227">Sv</text:span><text:span text:style-name="T184">átek </text:span><text:span text:style-name="T237">s</text:span><text:span text:style-name="T241">vat</text:span><text:span text:style-name="T177">é</text:span><text:span text:style-name="T237"> Lutgard</text:span><text:span text:style-name="T241">y</text:span>, <text:span text:style-name="T291">mni</text:span><text:span text:style-name="T162">šk</text:span><text:span text:style-name="T167">y</text:span><text:span text:style-name="T162"> kláštera </text:span><text:span text:style-name="T173">Aywiers</text:span><text:span text:style-name="T162"> [</text:span><text:span text:style-name="Menologium_20_-_20_pronuntiatio"><text:span text:style-name="T109">evjér</text:span></text:span><text:span text:style-name="T162">] v </text:span>Brabant<text:span text:style-name="T291">sku</text:span>. <text:span text:style-name="T292">Poch</text:span><text:span text:style-name="T163">ázela z města Tongres [</text:span><text:span text:style-name="Menologium_20_-_20_pronuntiatio"><text:span text:style-name="T110">tõngr</text:span></text:span><text:span text:style-name="T163">]</text:span>. <text:span text:style-name="T292">Jako d</text:span><text:span text:style-name="T163">ívka, když byla sama, podivuhodným způsobem cítila v srdci něco neznámého, božského</text:span>. <text:span text:style-name="T292">Kd</text:span><text:span text:style-name="T296">y</text:span><text:span text:style-name="T163">ž pak dosáhla věku dvanácti let</text:span>, <text:span text:style-name="T292">v kl</text:span><text:span text:style-name="T163">ášteře svaté Kateřiny řádu svatého Benedikta se obětovala Pánu jako zápalná oběť</text:span>, <text:span text:style-name="T292">s</text:span><text:span text:style-name="T163">vé tělo sužovala posty</text:span>, <text:span text:style-name="T292">a sv</text:span><text:span text:style-name="T163">ého ducha nenechala odpočinout od modlitby</text:span>. <text:span text:style-name="T292">P</text:span><text:span text:style-name="T163">án jí dal jedinečné milosti</text:span>, <text:span text:style-name="T292">dos</text:span><text:span text:style-name="T163">áhla tehdy také rozhovoru srdce se srdcem, č</text:span><text:span text:style-name="T167">i</text:span><text:span text:style-name="T163"> spíše jednot</text:span><text:span text:style-name="T167">y</text:span><text:span text:style-name="T163"> ducha nestvořeného a stvořeného prostřednictvím dokonalé milosti</text:span>. <text:span text:style-name="T292">Kdy</text:span><text:span text:style-name="T163">ž ji pak mnišky, třebaže byla mladá, chtěly zvolit Převorkou</text:span>, <text:span text:style-name="T292">na radu svat</text:span><text:span text:style-name="T163">ého kněze, </text:span><text:span text:style-name="T164">dokonce </text:span><text:span text:style-name="T167">i </text:span><text:span text:style-name="T164">na výzvu samotného Krista</text:span>, <text:span text:style-name="T293">p</text:span><text:span text:style-name="T164">řestoupila do cisterciáckého </text:span><text:span text:style-name="T162">kláštera </text:span><text:span text:style-name="T173">Aywiers</text:span><text:span text:style-name="T162"> [</text:span><text:span text:style-name="Menologium_20_-_20_pronuntiatio"><text:span text:style-name="T109">evjér</text:span></text:span><text:span text:style-name="T162">]</text:span>, <text:span text:style-name="T293">a k tomu j</text:span><text:span text:style-name="T164">í blahopřála přeslavná Panna Maria</text:span>, <text:span text:style-name="T132">ž</text:span><text:span text:style-name="T164">e vstoupila do kláštera i Řádu, který byl pro ni obzvlášť vyvolen</text:span>. <text:span text:style-name="T293">Aby se ani tam nestalo, </text:span><text:span text:style-name="T164">že by byla zvolena k úřadu Představené</text:span>, <text:span text:style-name="T293">od P</text:span><text:span text:style-name="T164">ána si vyžádala</text:span>, <text:span text:style-name="T293">aby se po </text:span><text:span text:style-name="T164">čtyřiceti letech, po které žila mezi valonskými</text:span><text:span text:style-name="T164"><text:note text:id="ftn49" text:note-class="footnote"><text:note-citation>7</text:note-citation><text:note-body><text:p text:style-name="P58"><text:span text:style-name="Menologium_20_-_20_commentarium"><text:span text:style-name="T41">Valoni</text:span></text:span><text:span text:style-name="Menologium_20_-_20_commentarium">, jedna ze dvou hlavn</text:span><text:span text:style-name="Menologium_20_-_20_commentarium"><text:span text:style-name="T59">í</text:span></text:span><text:span text:style-name="Menologium_20_-_20_commentarium"><text:span text:style-name="T91">ch n</text:span></text:span><text:span text:style-name="Menologium_20_-_20_commentarium"><text:span text:style-name="T59">á</text:span></text:span><text:span text:style-name="Menologium_20_-_20_commentarium"><text:span text:style-name="T91">rodnost</text:span></text:span><text:span text:style-name="Menologium_20_-_20_commentarium"><text:span text:style-name="T59">í v Belgii</text:span></text:span><text:span text:style-name="Menologium_20_-_20_commentarium"><text:span text:style-name="T91">, mluv</text:span></text:span><text:span text:style-name="Menologium_20_-_20_commentarium"><text:span text:style-name="T59">í</text:span></text:span><text:span text:style-name="Menologium_20_-_20_commentarium"><text:span text:style-name="T91"> dialektem francouz</text:span></text:span><text:span text:style-name="Menologium_20_-_20_commentarium"><text:span text:style-name="T59">š</text:span></text:span><text:span text:style-name="Menologium_20_-_20_commentarium"><text:span text:style-name="T91">tiny, </text:span></text:span><text:span text:style-name="Menologium_20_-_20_commentarium"><text:span text:style-name="T207">Vl</text:span></text:span><text:span text:style-name="Menologium_20_-_20_commentarium"><text:span text:style-name="T68">á</text:span></text:span><text:span text:style-name="Menologium_20_-_20_commentarium"><text:span text:style-name="T207">mov</text:span></text:span><text:span text:style-name="Menologium_20_-_20_commentarium"><text:span text:style-name="T68">é</text:span></text:span><text:span text:style-name="Menologium_20_-_20_commentarium"><text:span text:style-name="T91">, druh</text:span></text:span><text:span text:style-name="Menologium_20_-_20_commentarium"><text:span text:style-name="T59">á</text:span></text:span><text:span text:style-name="Menologium_20_-_20_commentarium"><text:span text:style-name="T91"> hlavn</text:span></text:span><text:span text:style-name="Menologium_20_-_20_commentarium"><text:span text:style-name="T59">í národnost, k nimž patřila i Lutgarda, mluví dialektem holandštiny. Tyto dva jazyky nejsou navzájem srozumitelné.</text:span></text:span></text:p></text:note-body></text:note></text:span><text:span text:style-name="T164"> spolusestrami</text:span>,<text:span text:style-name="T293"> ve francouzsk</text:span><text:span text:style-name="T164">ém jazyce sotva dokázala </text:span><text:span text:style-name="T293">nau</text:span><text:span text:style-name="T164">čit to</text:span>, <text:span text:style-name="T132">ž</text:span><text:span text:style-name="T164">e si hladová dokáže správně říct o chleba</text:span>. <text:span text:style-name="T294">A tak milovan</text:span><text:span text:style-name="T165">é laňce Kristově bylo pouze ve spánku dovoleno ustat v kontemplaci</text:span>. <text:span text:style-name="T294">Kdy</text:span><text:span text:style-name="T165">ž hrozil přetěžký mor al</text:span><text:soft-page-break/><text:span text:style-name="T165">bigenských bludařů</text:span>, <text:span text:style-name="T294">na prosbu Nejblahoslaven</text:span><text:span text:style-name="T165">ější Panny </text:span>Mari<text:span text:style-name="T294">e se po sedm rok</text:span><text:span text:style-name="T165">ů za sebou postila pouze o chlebu a pivě</text:span>. <text:span text:style-name="T294">Kdy</text:span><text:span text:style-name="T165">ž uplynulo sedm let, ještě podruhé a potřetí s radostí podstoupila votivní půst za tuto n</text:span><text:span text:style-name="T167">ezbyt</text:span><text:span text:style-name="T165">nou záležitost</text:span>. <text:span text:style-name="T294">Du</text:span><text:span text:style-name="T165">še zemřelých, které se jí zjev</text:span><text:span text:style-name="T167">ovaly</text:span><text:span text:style-name="T165">, vysvobodila z očistce</text:span>; <text:span text:style-name="T132">č</text:span><text:span text:style-name="T165">asto podivuhodným způsobem uzdravovala nemocné</text:span>; <text:span text:style-name="T294">pohledem na Kristovy r</text:span><text:span text:style-name="T165">ány se nej</text:span><text:span text:style-name="T167">lépe</text:span><text:span text:style-name="T165"> učila modlit za hříšníky</text:span>. <text:span text:style-name="T294">Asi jeden</text:span><text:span text:style-name="T165">áct let předtím, než odešla z tohoto světla, byla zbavena zraku</text:span>, <text:span text:style-name="T294">a tak se je</text:span><text:span text:style-name="T165">ště lépe přizpůsobila dokonal</text:span><text:span text:style-name="T167">ejší</text:span><text:span text:style-name="T165"> záři nebeské</text:span>.<text:span text:style-name="T165">, </text:span><text:span text:style-name="T167">T</text:span><text:span text:style-name="T165">ato tělesná slepota </text:span><text:span text:style-name="T167">byla</text:span><text:span text:style-name="T165"> pro ni očistcem, </text:span><text:span text:style-name="T167">jak </text:span><text:span text:style-name="T165">jí Pán ráčil sdělit</text:span>. <text:span text:style-name="T294">Posledn</text:span><text:span text:style-name="T165">í pak rok jejího třetího sedmiletého postu</text:span>, <text:span text:style-name="T294">co</text:span><text:span text:style-name="T165">ž byl rok </text:span>1246 <text:span text:style-name="T294">od Vt</text:span><text:span text:style-name="T165">ělení Páně</text:span>, <text:span text:style-name="T294">ve v</text:span><text:span text:style-name="T165">ěku šedesáti čtyř let</text:span>, <text:span text:style-name="T294">ob</text:span><text:span text:style-name="T165">čerstvena mnoha nebeskými viděními odešla ke svému Ženichovi</text:span>. <text:span text:style-name="T295">Tv</text:span><text:span text:style-name="T166">ář zemřelé </text:span><text:span text:style-name="T167">na</text:span><text:span text:style-name="T166"> svědectví panenské nevinnosti ve smrti svou září připomínala běloskvoucí lilii</text:span>, <text:span text:style-name="T295">a mnoz</text:span><text:span text:style-name="T166">í nemocní, kteří se dotkli svatého těla, opět obdrželi své dřívější síly</text:span>. <text:span text:style-name="T295">Jej</text:span><text:span text:style-name="T166">í jméno zanesl roku </text:span>1584 Baronius <text:span text:style-name="T295">do </text:span><text:span text:style-name="T166">Římského </text:span>Martyrologi<text:span text:style-name="T295">a</text:span>. (Hag., n. 47).</text:p>
      <text:p text:style-name="P6"/>
      <text:p text:style-name="P8"><text:span text:style-name="T296">Roku</text:span> 1883 <text:span text:style-name="T297">byl v </text:span><text:span text:style-name="T77">Číně založen klášter Panny Marie Těšitelky</text:span>. <text:span text:style-name="T297">Tuto prvn</text:span><text:span text:style-name="T77">í </text:span><text:span text:style-name="T297">fundaci kl</text:span><text:span text:style-name="T77">áštera kontemplativního života v misijních územích za našich dní zmínil Svatý Otec </text:span>Pius XI. <text:span text:style-name="T297">ve sv</text:span><text:span text:style-name="T77">é encyklice </text:span>«Rerum Ecclesiæ» <text:span text:style-name="T297">promulgovan</text:span><text:span text:style-name="T77">é dne</text:span><text:span text:style-name="T297"> </text:span>28. <text:span text:style-name="T74">ú</text:span><text:span text:style-name="T77">nora </text:span>1926 <text:span text:style-name="T297">a r</text:span><text:span text:style-name="T77">áčil ji uvést jako příklad</text:span>.</text:p>
      <text:p text:style-name="P8"><text:span text:style-name="T297">V tent</text:span><text:span text:style-name="T77">ýž den téhož roku v Nizozemsku byl založen klášter Panny Marie o</text:span><text:span text:style-name="T78">d</text:span><text:span text:style-name="T77"> svatého Josefa ve městě <text:s/></text:span>Echt.</text:p>
      <text:p text:style-name="P16"/>
      <text:p text:style-name="Menologium_20_-_20_Datum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family-generic="roman" style:font-pitch="variable"/>
    <style:font-face style:name="Linux Libertine S.O.Cist.1" svg:font-family="'Linux Libertine S.O.Cist.'" style:font-family-generic="system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 Unicode MS" style:font-family-complex="'Arial Unicode M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Nadpis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Nadpis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Rejstřík" style:family="paragraph" style:parent-style-name="Standard" style:default-outline-level="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" fo:font-family="'Linux Libertine S.O.Cist.'" style:font-family-generic="roman" style:font-pitch="variable" fo:font-size="10pt" fo:language="la" fo:country="VA" style:font-size-asian="10pt" style:font-size-complex="10pt"/>
    </style:style>
    <style:style style:name="Předformátovaný_20_text" style:display-name="Předformátovaný text" style:family="paragraph" style:parent-style-name="Standard" style:default-outline-level="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Ukotvení_20_vysvětlivky" style:display-name="Ukotvení vysvětlivky" style:family="text">
      <style:text-properties style:text-position="super 58%"/>
    </style:style>
    <style:style style:name="Ukotvení_20_poznámky_20_pod_20_čarou" style:display-name="Ukotvení poznámky pod čarou" style:family="text">
      <style:text-properties style:text-position="super 58%"/>
    </style:style>
    <style:style style:name="Znaky_20_pro_20_poznámku_20_pod_20_čarou" style:display-name="Znaky pro poznámku pod čarou" style:family="text"/>
    <style:style style:name="Znaky_20_pro_20_vysvětlivky" style:display-name="Znaky pro vysvětlivky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02T13:57:00</meta:creation-date>
    <meta:initial-creator>Emmer Jiri (PS-ET/EDX2.1)</meta:initial-creator>
    <dc:language>en-US</dc:language>
    <dc:date>2022-06-15T00:51:37.290670141</dc:date>
    <meta:editing-cycles>49</meta:editing-cycles>
    <meta:editing-duration>P2DT1H47M19S</meta:editing-duration>
    <meta:generator>LibreOffice/7.3.3.2$MacOSX_AARCH64 LibreOffice_project/d1d0ea68f081ee2800a922cac8f79445e4603348</meta:generator>
    <meta:document-statistic meta:table-count="0" meta:image-count="0" meta:object-count="0" meta:page-count="3" meta:paragraph-count="14" meta:word-count="1068" meta:character-count="6772" meta:non-whitespace-character-count="5715"/>
    <meta:user-defined meta:name="AppVersion">15.0000</meta:user-defined>
    <meta:template xlink:type="simple" xlink:actuate="onRequest" xlink:title="Normal.dotm" xlink:href=""/>
  </office:meta>
</office:document-meta>
</file>